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tyle:font-face style:name="DejaVu Sans Mono" svg:font-family="'DejaVu Sans Mono'"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23a46"/>
    </style:style>
    <style:style style:name="P2" style:family="paragraph" style:parent-style-name="Text_20_body">
      <style:paragraph-properties fo:text-align="center" style:justify-single-word="false"/>
      <style:text-properties style:rfc-language-tag="mn-Cyrl-MN" fo:language="mn" fo:script="Cyrl" fo:country="MN" officeooo:rsid="001e90a7" officeooo:paragraph-rsid="00023a46"/>
    </style:style>
    <style:style style:name="P3" style:family="paragraph" style:parent-style-name="Text_20_body">
      <style:paragraph-properties fo:text-align="center" style:justify-single-word="false"/>
      <style:text-properties officeooo:paragraph-rsid="00023a46"/>
    </style:style>
    <style:style style:name="P4" style:family="paragraph" style:parent-style-name="Text_20_body">
      <style:paragraph-properties fo:text-align="justify" style:justify-single-word="false"/>
      <style:text-properties fo:font-variant="normal" fo:text-transform="none" fo:color="#000000" style:font-name="segoe ui" fo:font-size="9pt" fo:letter-spacing="normal" fo:font-style="normal" fo:font-weight="normal" officeooo:rsid="000f2935" officeooo:paragraph-rsid="00061624"/>
    </style:style>
    <style:style style:name="P5" style:family="paragraph" style:parent-style-name="Heading_20_2">
      <style:paragraph-properties fo:text-align="justify" style:justify-single-word="false"/>
      <style:text-properties officeooo:rsid="00061624" officeooo:paragraph-rsid="00061624"/>
    </style:style>
    <style:style style:name="P6" style:family="paragraph" style:parent-style-name="Heading_20_2">
      <style:paragraph-properties fo:text-align="justify" style:justify-single-word="false"/>
      <style:text-properties officeooo:rsid="00061624" officeooo:paragraph-rsid="0020f9b8"/>
    </style:style>
    <style:style style:name="P7" style:family="paragraph" style:parent-style-name="Heading_20_2">
      <style:paragraph-properties fo:text-align="justify" style:justify-single-word="false"/>
      <style:text-properties fo:font-size="12pt" officeooo:rsid="00223a30" officeooo:paragraph-rsid="00223a30" style:font-size-asian="12pt" style:font-size-complex="12pt"/>
    </style:style>
    <style:style style:name="P8" style:family="paragraph" style:parent-style-name="Heading_20_1">
      <style:paragraph-properties fo:text-align="justify" style:justify-single-word="false"/>
      <style:text-properties officeooo:paragraph-rsid="00023a46"/>
    </style:style>
    <style:style style:name="P9" style:family="paragraph" style:parent-style-name="Heading_20_1">
      <style:paragraph-properties fo:text-align="justify" style:justify-single-word="false"/>
      <style:text-properties officeooo:paragraph-rsid="00243637"/>
    </style:style>
    <style:style style:name="P10" style:family="paragraph" style:parent-style-name="Text_20_body">
      <style:paragraph-properties fo:text-align="justify" style:justify-single-word="false"/>
      <style:text-properties officeooo:paragraph-rsid="002c2a7a"/>
    </style:style>
    <style:style style:name="P11" style:family="paragraph" style:parent-style-name="Text_20_body" style:list-style-name="L5">
      <style:paragraph-properties fo:text-align="justify" style:justify-single-word="false"/>
      <style:text-properties officeooo:paragraph-rsid="002c2a7a"/>
    </style:style>
    <style:style style:name="P12" style:family="paragraph" style:parent-style-name="Text_20_body" style:list-style-name="L5">
      <style:paragraph-properties fo:text-align="justify" style:justify-single-word="false"/>
      <style:text-properties officeooo:paragraph-rsid="002c689a"/>
    </style:style>
    <style:style style:name="P13" style:family="paragraph" style:parent-style-name="Text_20_body">
      <style:paragraph-properties fo:text-align="justify" style:justify-single-word="false"/>
      <style:text-properties officeooo:paragraph-rsid="002e07c7"/>
    </style:style>
    <style:style style:name="P14" style:family="paragraph" style:parent-style-name="Text_20_body">
      <style:paragraph-properties fo:text-align="justify" style:justify-single-word="false"/>
      <style:text-properties fo:font-size="14pt" officeooo:paragraph-rsid="002c2a7a" style:font-size-asian="14pt" style:font-size-complex="14pt"/>
    </style:style>
    <style:style style:name="P15" style:family="paragraph" style:parent-style-name="Text_20_body">
      <style:paragraph-properties fo:text-align="justify" style:justify-single-word="false"/>
      <style:text-properties fo:font-size="14pt" officeooo:paragraph-rsid="002c689a" style:font-size-asian="14pt" style:font-size-complex="14pt"/>
    </style:style>
    <style:style style:name="P16"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segoe ui" fo:font-size="9pt" fo:letter-spacing="normal" fo:font-style="normal" fo:font-weight="normal"/>
    </style:style>
    <style:style style:name="P17"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segoe ui" fo:font-size="9pt" fo:letter-spacing="normal" fo:font-style="normal" fo:font-weight="normal" officeooo:paragraph-rsid="00243637"/>
    </style:style>
    <style:style style:name="P18"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000000" style:font-name="segoe ui" fo:font-size="9pt" fo:letter-spacing="normal" fo:font-style="normal" fo:font-weight="normal"/>
    </style:style>
    <style:style style:name="P19"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000000" style:font-name="segoe ui" fo:font-size="9pt" fo:letter-spacing="normal" fo:font-style="normal" fo:font-weight="normal" officeooo:paragraph-rsid="00243637"/>
    </style:style>
    <style:style style:name="P20"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style>
    <style:style style:name="P21"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size="9pt" style:font-size-asian="9pt" style:font-size-complex="9pt"/>
    </style:style>
    <style:style style:name="P22" style:family="paragraph" style:parent-style-name="Heading_20_1" style:master-page-name="Standard">
      <style:paragraph-properties fo:margin-top="0.1665in" fo:margin-bottom="0.0835in" loext:contextual-spacing="false" fo:text-align="center" style:justify-single-word="false" style:page-number="auto"/>
      <style:text-properties officeooo:paragraph-rsid="002a0ea0"/>
    </style:style>
    <style:style style:name="P23" style:family="paragraph" style:parent-style-name="Heading_20_1">
      <style:paragraph-properties fo:text-align="justify" style:justify-single-word="false"/>
      <style:text-properties fo:font-variant="normal" fo:text-transform="none" fo:color="#000000" style:font-name="segoe ui" fo:font-size="9pt" fo:letter-spacing="normal" fo:font-style="normal" fo:font-weight="normal" officeooo:paragraph-rsid="00243637"/>
    </style:style>
    <style:style style:name="P24" style:family="paragraph" style:parent-style-name="Heading_20_1">
      <style:paragraph-properties fo:text-align="justify" style:justify-single-word="false"/>
      <style:text-properties officeooo:paragraph-rsid="00023a46"/>
    </style:style>
    <style:style style:name="P25" style:family="paragraph" style:parent-style-name="Heading_20_1">
      <style:paragraph-properties fo:text-align="justify" style:justify-single-word="false"/>
      <style:text-properties officeooo:paragraph-rsid="00243637"/>
    </style:style>
    <style:style style:name="P26" style:family="paragraph" style:parent-style-name="Heading_20_1">
      <style:paragraph-properties fo:text-align="justify" style:justify-single-word="false"/>
      <style:text-properties fo:color="#000000" style:font-name="Monaco" fo:font-size="12pt" officeooo:paragraph-rsid="0016a508" style:font-size-asian="12pt" style:font-size-complex="12pt"/>
    </style:style>
    <style:style style:name="P27" style:family="paragraph" style:parent-style-name="Heading_20_1">
      <style:paragraph-properties fo:text-align="justify" style:justify-single-word="false"/>
      <style:text-properties fo:color="#666666" style:font-name="Monaco" fo:font-size="12pt" officeooo:paragraph-rsid="0016a508" style:font-size-asian="12pt" style:font-size-complex="12pt"/>
    </style:style>
    <style:style style:name="P28" style:family="paragraph" style:parent-style-name="Heading_20_1">
      <style:paragraph-properties fo:text-align="justify" style:justify-single-word="false"/>
      <style:text-properties style:font-name="Monaco" fo:font-size="12pt" officeooo:paragraph-rsid="0016a508" style:font-size-asian="12pt" style:font-size-complex="12pt"/>
    </style:style>
    <style:style style:name="P29" style:family="paragraph" style:parent-style-name="Heading_20_1">
      <style:paragraph-properties fo:text-align="justify" style:justify-single-word="false"/>
      <style:text-properties style:font-name="Monaco" fo:font-size="12pt" officeooo:paragraph-rsid="002c2a7a" style:font-size-asian="12pt" style:font-size-complex="12pt"/>
    </style:style>
    <style:style style:name="P30" style:family="paragraph" style:parent-style-name="Heading_20_2" style:list-style-name="L2">
      <style:paragraph-properties fo:text-align="justify" style:justify-single-word="false"/>
      <style:text-properties officeooo:rsid="0020f9b8" officeooo:paragraph-rsid="0020f9b8"/>
    </style:style>
    <style:style style:name="P31" style:family="paragraph" style:parent-style-name="Heading_20_2" style:list-style-name="L2">
      <style:paragraph-properties fo:text-align="justify" style:justify-single-word="false"/>
      <style:text-properties officeooo:rsid="00061624" officeooo:paragraph-rsid="0020f9b8"/>
    </style:style>
    <style:style style:name="T1" style:family="text">
      <style:text-properties fo:font-size="18pt" style:font-size-asian="18pt"/>
    </style:style>
    <style:style style:name="T2" style:family="text">
      <style:text-properties fo:font-size="18pt" style:rfc-language-tag="mn-Cyrl-MN" fo:language="mn" fo:script="Cyrl" fo:country="MN" style:font-size-asian="18pt"/>
    </style:style>
    <style:style style:name="T3" style:family="text">
      <style:text-properties fo:font-size="18pt" style:rfc-language-tag="mn-Cyrl-MN" fo:language="mn" fo:script="Cyrl" fo:country="MN" officeooo:rsid="001e8f34" style:font-size-asian="18pt"/>
    </style:style>
    <style:style style:name="T4" style:family="text">
      <style:text-properties style:rfc-language-tag="mn-Cyrl-MN" fo:language="mn" fo:script="Cyrl" fo:country="MN"/>
    </style:style>
    <style:style style:name="T5" style:family="text">
      <style:text-properties style:rfc-language-tag="mn-Cyrl-MN" fo:language="mn" fo:script="Cyrl" fo:country="MN" officeooo:rsid="001e90a7"/>
    </style:style>
    <style:style style:name="T6" style:family="text">
      <style:text-properties fo:font-size="12pt" style:font-size-asian="12pt" style:font-size-complex="12pt"/>
    </style:style>
    <style:style style:name="T7" style:family="text">
      <style:text-properties fo:font-size="12pt" officeooo:rsid="0041e2fb" style:font-size-asian="12pt" style:font-size-complex="12pt"/>
    </style:style>
    <style:style style:name="T8" style:family="text">
      <style:text-properties fo:font-size="12pt" officeooo:rsid="00066881" style:font-size-asian="12pt" style:font-size-complex="12pt"/>
    </style:style>
    <style:style style:name="T9" style:family="text">
      <style:text-properties fo:font-size="12pt" officeooo:rsid="00201676" style:font-size-asian="12pt" style:font-size-complex="12pt"/>
    </style:style>
    <style:style style:name="T10" style:family="text">
      <style:text-properties fo:font-size="12pt" officeooo:rsid="0020f9b8" style:font-size-asian="12pt" style:font-size-complex="12pt"/>
    </style:style>
    <style:style style:name="T11" style:family="text">
      <style:text-properties fo:font-size="12pt" officeooo:rsid="0021e533" style:font-size-asian="12pt" style:font-size-complex="12pt"/>
    </style:style>
    <style:style style:name="T12" style:family="text">
      <style:text-properties style:font-name="Liberation Serif" fo:font-size="12pt" officeooo:rsid="00201676" style:font-size-asian="12pt" style:font-size-complex="12pt"/>
    </style:style>
    <style:style style:name="T13" style:family="text">
      <style:text-properties style:font-name="Liberation Serif" fo:font-size="12pt" officeooo:rsid="002085e3" style:font-size-asian="12pt" style:font-size-complex="12pt"/>
    </style:style>
    <style:style style:name="T14" style:family="text">
      <style:text-properties officeooo:rsid="00066454"/>
    </style:style>
    <style:style style:name="T15" style:family="text">
      <style:text-properties officeooo:rsid="001fc5d0"/>
    </style:style>
    <style:style style:name="T16" style:family="text">
      <style:text-properties fo:font-variant="normal" fo:text-transform="none" fo:color="#000000" style:font-name="segoe ui" fo:font-size="9pt" fo:letter-spacing="normal" fo:font-style="normal" fo:font-weight="normal"/>
    </style:style>
    <style:style style:name="T17" style:family="text">
      <style:text-properties fo:font-variant="normal" fo:text-transform="none" fo:color="#000000" style:font-name="segoe ui" fo:font-size="9pt" fo:letter-spacing="normal" fo:font-style="normal" fo:font-weight="normal" officeooo:rsid="00243637" style:font-size-asian="9pt" style:font-size-complex="9pt"/>
    </style:style>
    <style:style style:name="T18" style:family="text">
      <style:text-properties fo:font-variant="normal" fo:text-transform="none" fo:color="#000000" style:font-name="segoe ui" fo:font-size="12pt" fo:letter-spacing="normal" fo:font-style="normal" fo:font-weight="normal" officeooo:rsid="00243637" style:font-size-asian="12pt" style:font-size-complex="12pt"/>
    </style:style>
    <style:style style:name="T19" style:family="text">
      <style:text-properties fo:font-variant="normal" fo:text-transform="none" fo:color="#000000" style:font-name="segoe ui" fo:letter-spacing="normal" fo:font-style="normal" fo:font-weight="normal" officeooo:rsid="00243637"/>
    </style:style>
    <style:style style:name="T20" style:family="text">
      <style:text-properties fo:font-variant="normal" fo:text-transform="none" fo:color="#666666" style:font-name="segoe ui" fo:font-size="9pt" fo:letter-spacing="normal" fo:font-style="normal" fo:font-weight="normal"/>
    </style:style>
    <style:style style:name="T21" style:family="text">
      <style:text-properties fo:font-variant="normal" fo:text-transform="none" fo:color="#666666" style:font-name="segoe ui" fo:font-size="9pt" fo:letter-spacing="normal" fo:font-style="normal" fo:font-weight="normal" officeooo:rsid="00243637" style:font-size-asian="9pt" style:font-size-complex="9pt"/>
    </style:style>
    <style:style style:name="T22" style:family="text">
      <style:text-properties fo:font-variant="normal" fo:text-transform="none" fo:color="#666666" style:font-name="segoe ui" fo:font-size="9pt" fo:letter-spacing="normal" fo:font-style="normal" fo:font-weight="normal" officeooo:rsid="002e07c7"/>
    </style:style>
    <style:style style:name="T23" style:family="text">
      <style:text-properties fo:font-variant="normal" fo:text-transform="none" fo:color="#666666" style:font-name="segoe ui" fo:letter-spacing="normal" fo:font-style="normal" fo:font-weight="normal" officeooo:rsid="00243637"/>
    </style:style>
    <style:style style:name="T24" style:family="text">
      <style:text-properties fo:font-variant="normal" fo:text-transform="none" fo:color="#008000" style:font-name="segoe ui" fo:font-size="9pt" fo:letter-spacing="normal" fo:font-style="normal" fo:font-weight="normal"/>
    </style:style>
    <style:style style:name="T25" style:family="text">
      <style:text-properties fo:font-variant="normal" fo:text-transform="none" fo:color="#008000" style:font-name="segoe ui" fo:font-size="9pt" fo:letter-spacing="normal" fo:font-style="normal" fo:font-weight="normal" officeooo:rsid="00243637" style:font-size-asian="9pt" style:font-size-complex="9pt"/>
    </style:style>
    <style:style style:name="T26" style:family="text">
      <style:text-properties fo:font-variant="normal" fo:text-transform="none" fo:color="#008000" style:font-name="segoe ui" fo:letter-spacing="normal" fo:font-style="normal" fo:font-weight="normal" officeooo:rsid="00243637"/>
    </style:style>
    <style:style style:name="T27" style:family="text">
      <style:text-properties fo:font-variant="normal" fo:text-transform="none" fo:color="#b00040" style:font-name="segoe ui" fo:font-size="9pt" fo:letter-spacing="normal" fo:font-style="normal" fo:font-weight="normal"/>
    </style:style>
    <style:style style:name="T28" style:family="text">
      <style:text-properties fo:font-variant="normal" fo:text-transform="none" fo:color="#b00040" style:font-name="segoe ui" fo:font-size="9pt" fo:letter-spacing="normal" fo:font-style="normal" fo:font-weight="normal" officeooo:rsid="00243637" style:font-size-asian="9pt" style:font-size-complex="9pt"/>
    </style:style>
    <style:style style:name="T29" style:family="text">
      <style:text-properties fo:font-variant="normal" fo:text-transform="none" fo:color="#b00040" style:font-name="segoe ui" fo:letter-spacing="normal" fo:font-style="normal" fo:font-weight="normal" officeooo:rsid="00243637"/>
    </style:style>
    <style:style style:name="T30" style:family="text">
      <style:text-properties fo:font-variant="normal" fo:text-transform="none" fo:color="#0000ff" style:font-name="segoe ui" fo:font-size="9pt" fo:letter-spacing="normal" fo:font-style="normal" fo:font-weight="normal"/>
    </style:style>
    <style:style style:name="T31" style:family="text">
      <style:text-properties fo:font-variant="normal" fo:text-transform="none" fo:color="#0000ff" style:font-name="segoe ui" fo:font-size="9pt" fo:letter-spacing="normal" fo:font-style="normal" fo:font-weight="normal" officeooo:rsid="00243637" style:font-size-asian="9pt" style:font-size-complex="9pt"/>
    </style:style>
    <style:style style:name="T32" style:family="text">
      <style:text-properties fo:font-variant="normal" fo:text-transform="none" fo:color="#7d9029" style:font-name="segoe ui" fo:font-size="9pt" fo:letter-spacing="normal" fo:font-style="normal" fo:font-weight="normal" officeooo:rsid="00243637" style:font-size-asian="9pt" style:font-size-complex="9pt"/>
    </style:style>
    <style:style style:name="T33" style:family="text">
      <style:text-properties fo:font-variant="normal" fo:text-transform="none" fo:color="#7d9029" style:font-name="segoe ui" fo:letter-spacing="normal" fo:font-style="normal" fo:font-weight="normal" officeooo:rsid="00243637"/>
    </style:style>
    <style:style style:name="T34" style:family="text">
      <style:text-properties officeooo:rsid="00243637"/>
    </style:style>
    <style:style style:name="T35" style:family="text">
      <style:text-properties fo:color="#000000"/>
    </style:style>
    <style:style style:name="T36" style:family="text">
      <style:text-properties fo:color="#666666"/>
    </style:style>
    <style:style style:name="T37" style:family="text">
      <style:text-properties fo:color="#666666" officeooo:rsid="002e07c7"/>
    </style:style>
    <style:style style:name="T38" style:family="text">
      <style:text-properties fo:color="#008000"/>
    </style:style>
    <style:style style:name="T39" style:family="text">
      <style:text-properties fo:color="#b00040"/>
    </style:style>
    <style:style style:name="T40" style:family="text">
      <style:text-properties fo:color="#0000ff"/>
    </style:style>
    <style:style style:name="T41" style:family="text">
      <style:text-properties fo:color="#7d9029"/>
    </style:style>
    <style:style style:name="T42" style:family="text">
      <style:text-properties fo:color="#ba2121"/>
    </style:style>
    <style:style style:name="T43" style:family="text">
      <style:text-properties officeooo:rsid="002a0ea0"/>
    </style:style>
    <style:style style:name="T44" style:family="text">
      <style:text-properties officeooo:rsid="001f4cef"/>
    </style:style>
    <style:style style:name="T45" style:family="text">
      <style:text-properties fo:color="#408080"/>
    </style:style>
    <style:style style:name="T46" style:family="text">
      <style:text-properties officeooo:rsid="006421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1">(</text:span><text:span text:style-name="T2">Лаборатори №</text:span><text:span text:style-name="T3">4</text:span><text:span text:style-name="T1">)</text:span></text:h>
      <text:p text:style-name="P2">Н. Мөнхжин</text:p>
      <text:p text:style-name="P3"><text:span text:style-name="T4">ХШУИС, </text:span><text:span text:style-name="T5">Компьютерийн ухааны оюутан</text:span><text:span text:style-name="T4">, <text:s/></text:span><text:span text:style-name="T5">nyamkamunhjin@gmail.com</text:span></text:p>
      <text:h text:style-name="P8" text:outline-level="1">1. ОРШИЛ/УДИРТГАЛ</text:h>
      <text:p text:style-name="P10"><text:span text:style-name="T44"><text:tab/>Програмчлалын хэлний ойлголт болох объект хандлагат технологийн битүүмжлэл, <text:s text:c="2"/>классын гишүүн өгөгдөл, гишүүн функцруу хэрхэн хандах талаар даалгаврыг хийж гүйцэтгэв.</text:span></text:p>
      <text:p text:style-name="P14">2. ЗОРИЛГ<text:span text:style-name="T15">О</text:span></text:p>
      <text:list xml:id="list3954694877" text:style-name="L5">
        <text:list-item>
          <text:p text:style-name="P11"><text:span text:style-name="T12">Үүсгэж тодорхойлсон классын гишүүн өгөгдөл, функцийг битүүмжлэх.</text:span></text:p>
        </text:list-item>
        <text:list-item>
          <text:p text:style-name="P12"><text:span text:style-name="T13">Private битүүмжлэлтэй гишүүн өгөгдөл рүү утга оноох, авах getter, setter функц тодорхойлох.</text:span></text:p>
        </text:list-item>
      </text:list>
      <text:p text:style-name="P15">3. ОНОЛЫН СУДАЛГАА</text:p>
      <text:h text:style-name="P5" text:outline-level="2"><text:soft-page-break/><text:span text:style-name="T7">3.</text:span><text:span text:style-name="T6">1 </text:span><text:span text:style-name="T10">Б</text:span><text:span text:style-name="T9">итүүмжлэл</text:span></text:h>
      <text:h text:style-name="P6" text:outline-level="2"><text:span text:style-name="T6"><text:tab/></text:span><text:span text:style-name="T8">Битүүмжлэл нь объектын өгөгдлийг бусдаас далдалж байдаг. </text:span><text:span text:style-name="T10">Битүүмлэлд public, private, protected гэсэн төрлүүд байдаг.</text:span></text:h>
      <text:list xml:id="list2201692090" text:style-name="L2">
        <text:list-item>
          <text:h text:style-name="P30" text:outline-level="2"><text:span text:style-name="T6">Public битүүмжлэлээр зарлагдсан гишүүн өгөгдөл, функцүүд </text:span><text:span text:style-name="T11">нь</text:span><text:span text:style-name="T6"> программын хаанаас ч хандаж эрхтэй байдаг. </text:span></text:h>
        </text:list-item>
        <text:list-item>
          <text:h text:style-name="P31" text:outline-level="2"><text:span text:style-name="T10">Private </text:span><text:span text:style-name="T11">битүүмжлэлээр зарлагдсан гишүүн өгөгдөл, функцүүд нь зөвхөн өөрийн класс дотроос хандах эрхтэй байдаг.</text:span></text:h>
        </text:list-item>
      </text:list>
      <text:h text:style-name="P7" text:outline-level="2">3.2 Getters, Setters</text:h>
      <text:h text:style-name="P7" text:outline-level="2"><text:tab/>Классын private битүүмжлэлтэй гишүүн өгөгдөл, функцүүд рүү хандахын тулд getters, setters функцуудыг зарлаж өгдөг.</text:h>
      <text:h text:style-name="P7" text:outline-level="2"><text:tab/>Getter, Setter функцууд нь public эрхтэй гишүүн өгөгдөлд утга оноох эсвэл авах функц байна. Getter, Setter ашиглахын давуу тал нь утга оноохдоо шалгуур тавьж өгөх боломжтой болгодог. Энэ нь гишүүн өгөгдөлд буруу утга оруулхаас сэргийлж найдвартай байдлыг хангадаг.</text:h>
      <text:h text:style-name="P8" text:outline-level="1">4. ХЭРЭГЖҮҮЛЭЛ<text:span text:style-name="T14">Т</text:span></text:h>
      <text:h text:style-name="P9" text:outline-level="1"><text:span text:style-name="T34"><text:tab/></text:span><text:span text:style-name="T16">Lab03</text:span><text:span text:style-name="T20">-</text:span><text:span text:style-name="T16">д тодорхойлсон классын захирлын цалин бодох функцийг </text:span><text:span text:style-name="T24">private</text:span><text:span text:style-name="T16"> хандалтын түвшинтэй болгож өөрчил</text:span><text:span text:style-name="T20">.</text:span></text:h>
      <text:h text:style-name="P9" text:outline-level="1"><text:span text:style-name="T20"><text:tab/></text:span><text:span text:style-name="T22">Захирлын цалинг олох private функц </text:span></text:h>
      <text:h text:style-name="P9" text:outline-level="1"><text:span text:style-name="T16"><text:tab/></text:span><text:span text:style-name="T24">private</text:span><text:span text:style-name="T16"> </text:span><text:span text:style-name="T27">float</text:span><text:span text:style-name="T16"> </text:span><text:span text:style-name="T30">bossSalaryCalculate</text:span><text:span text:style-name="T20">()</text:span><text:span text:style-name="T16"> </text:span><text:span text:style-name="T20">{</text:span></text:h>
      <text:p text:style-name="P17"><text:span text:style-name="T35"><text:s text:c="7"/><text:tab/><text:tab/> </text:span><text:span text:style-name="T38">if</text:span><text:span text:style-name="T36">(</text:span><text:span text:style-name="T38">this</text:span><text:span text:style-name="T36">.</text:span><text:span text:style-name="T41">occupation</text:span><text:span text:style-name="T36">.</text:span><text:span text:style-name="T41">toLowerCase</text:span><text:span text:style-name="T36">().</text:span><text:span text:style-name="T41">equals</text:span><text:span text:style-name="T36">(</text:span><text:span text:style-name="T42">"boss"</text:span><text:span text:style-name="T36">))</text:span></text:p>
      <text:p text:style-name="P17"><text:span text:style-name="T35"><text:s text:c="10"/><text:tab/><text:tab/><text:tab/> </text:span><text:span text:style-name="T38">return</text:span><text:span text:style-name="T35"> </text:span><text:span text:style-name="T38">this</text:span><text:span text:style-name="T36">.</text:span><text:span text:style-name="T41">workedHours</text:span><text:span text:style-name="T35"> </text:span><text:span text:style-name="T36">*</text:span><text:span text:style-name="T35"> SALARY_BOSS</text:span><text:span text:style-name="T36">;</text:span></text:p>
      <text:p text:style-name="P17"><text:span text:style-name="T35"><text:s text:c="8"/><text:tab/><text:tab/></text:span><text:span text:style-name="T38">else</text:span></text:p>
      <text:p text:style-name="P17"><text:span text:style-name="T35"><text:s text:c="11"/><text:tab/><text:tab/><text:tab/> </text:span><text:span text:style-name="T38">return</text:span><text:span text:style-name="T35"> </text:span><text:span text:style-name="T36">0;</text:span></text:p>
      <text:p text:style-name="P17"><text:span text:style-name="T35"><text:tab/></text:span><text:span text:style-name="T36">}</text:span></text:p>
      <text:h text:style-name="P23" text:outline-level="1"><text:tab/></text:h>
      <text:p text:style-name="P16"><text:span text:style-name="T35">Дараа нь цалин бодох функц дотор албан тушаал нь захирал байвал захирлын цалин бодох функцийг цалин бодох функц дотор дуудаж захирлын цалинг бодно</text:span><text:span text:style-name="T36">.</text:span><text:span text:style-name="T35"> Энд гишүүн функц дотроос гишүүн функц дуудах үйлдлийг хийнэ</text:span><text:span text:style-name="T36">.</text:span></text:p>
      <text:p text:style-name="P16"><text:span text:style-name="T38">public</text:span><text:span text:style-name="T35"> </text:span><text:span text:style-name="T39">float</text:span><text:span text:style-name="T35"> </text:span><text:span text:style-name="T40">calculateSalary</text:span><text:span text:style-name="T36">()</text:span><text:span text:style-name="T35"> </text:span><text:span text:style-name="T36">{</text:span></text:p>
      <text:p text:style-name="P16"><text:span text:style-name="T35"><text:s text:c="8"/></text:span><text:span text:style-name="T39">float</text:span><text:span text:style-name="T35"> salary </text:span><text:span text:style-name="T36">=</text:span><text:span text:style-name="T35"> </text:span><text:span text:style-name="T36">0;</text:span></text:p>
      <text:p text:style-name="P16"><text:span text:style-name="T35"><text:s text:c="8"/></text:span><text:span text:style-name="T38">switch</text:span><text:span text:style-name="T36">(</text:span><text:span text:style-name="T38">this</text:span><text:span text:style-name="T36">.</text:span><text:span text:style-name="T41">occupation</text:span><text:span text:style-name="T36">.</text:span><text:span text:style-name="T41">toLowerCase</text:span><text:span text:style-name="T36">())</text:span><text:span text:style-name="T35"> </text:span><text:span text:style-name="T36">{</text:span></text:p>
      <text:p text:style-name="P16"><text:span text:style-name="T35"><text:s text:c="12"/></text:span><text:span text:style-name="T38">case</text:span><text:span text:style-name="T35"> </text:span><text:span text:style-name="T42">"boss"</text:span><text:span text:style-name="T36">:</text:span></text:p>
      <text:p text:style-name="P16"><text:span text:style-name="T35"><text:s text:c="16"/>salary </text:span><text:span text:style-name="T36">=</text:span><text:span text:style-name="T35"> bossSalaryCalculate</text:span><text:span text:style-name="T36">();</text:span></text:p>
      <text:p text:style-name="P16"><text:span text:style-name="T35"><text:s text:c="16"/></text:span><text:span text:style-name="T38">break</text:span><text:span text:style-name="T36">;</text:span></text:p>
      <text:p text:style-name="P16"><text:soft-page-break/><text:span text:style-name="T35"><text:s text:c="12"/></text:span><text:span text:style-name="T38">case</text:span><text:span text:style-name="T35"> </text:span><text:span text:style-name="T42">"manager"</text:span><text:span text:style-name="T36">:</text:span></text:p>
      <text:p text:style-name="P16"><text:span text:style-name="T35"><text:s text:c="16"/>salary </text:span><text:span text:style-name="T36">=</text:span><text:span text:style-name="T35"> </text:span><text:span text:style-name="T38">this</text:span><text:span text:style-name="T36">.</text:span><text:span text:style-name="T41">workedHours</text:span><text:span text:style-name="T35"> </text:span><text:span text:style-name="T36">*</text:span><text:span text:style-name="T35"> SALARY_MANAGER</text:span><text:span text:style-name="T36">;</text:span></text:p>
      <text:p text:style-name="P16"><text:span text:style-name="T35"><text:s text:c="16"/></text:span><text:span text:style-name="T38">break</text:span><text:span text:style-name="T36">;</text:span></text:p>
      <text:p text:style-name="P16"><text:span text:style-name="T35"><text:s text:c="12"/></text:span><text:span text:style-name="T38">case</text:span><text:span text:style-name="T35"> </text:span><text:span text:style-name="T42">"employee"</text:span><text:span text:style-name="T36">:</text:span></text:p>
      <text:p text:style-name="P16"><text:span text:style-name="T35"><text:s text:c="16"/>salary </text:span><text:span text:style-name="T36">=</text:span><text:span text:style-name="T35"> <text:s/></text:span><text:span text:style-name="T38">this</text:span><text:span text:style-name="T36">.</text:span><text:span text:style-name="T41">workedHours</text:span><text:span text:style-name="T35"> </text:span><text:span text:style-name="T36">*</text:span><text:span text:style-name="T35"> SALARY_EMPLOYEE</text:span><text:span text:style-name="T36">;</text:span></text:p>
      <text:p text:style-name="P16"><text:span text:style-name="T35"><text:s text:c="16"/></text:span><text:span text:style-name="T38">break</text:span><text:span text:style-name="T36">;</text:span></text:p>
      <text:p text:style-name="P16"><text:span text:style-name="T35"><text:s text:c="8"/></text:span><text:span text:style-name="T36">}</text:span></text:p>
      <text:p text:style-name="P16"><text:span text:style-name="T35"><text:s text:c="8"/></text:span><text:span text:style-name="T38">return</text:span><text:span text:style-name="T35"> salary</text:span><text:span text:style-name="T36">;</text:span></text:p>
      <text:p text:style-name="P16"><text:span text:style-name="T35"><text:s text:c="4"/></text:span><text:span text:style-name="T36">}</text:span></text:p>
      <text:p text:style-name="P18"><text:tab/></text:p>
      <text:p text:style-name="P16"><text:span text:style-name="T35">Мөн гишүүн өгөгдөл бүрийг </text:span><text:span text:style-name="T38">private</text:span><text:span text:style-name="T35"> хандалтын түвшинтэй болгож лекц дээр заасан set болон get функц бичиж утга оноож</text:span><text:span text:style-name="T36">,</text:span><text:span text:style-name="T35"> утгыг буцааж авна</text:span><text:span text:style-name="T36">.</text:span></text:p>
      <text:p text:style-name="P16"><text:span text:style-name="T36"><text:tab/></text:span><text:span text:style-name="T37">Өмнөх даалгавар дээрх Employee классын гишүүн өгөгдлүүдийг private хандалттай болгов.</text:span></text:p>
      <text:p text:style-name="P17"><text:span text:style-name="T35"><text:s text:c="4"/></text:span><text:span text:style-name="T38">private</text:span><text:span text:style-name="T35"> </text:span><text:span text:style-name="T39">int</text:span><text:span text:style-name="T35"> id</text:span><text:span text:style-name="T36">;</text:span></text:p>
      <text:h text:style-name="P9" text:outline-level="1"><text:span text:style-name="T16"><text:s text:c="4"/></text:span><text:span text:style-name="T24">private</text:span><text:span text:style-name="T16"> String name</text:span><text:span text:style-name="T20">;</text:span></text:h>
      <text:h text:style-name="P9" text:outline-level="1"><text:span text:style-name="T16"><text:s text:c="4"/></text:span><text:span text:style-name="T24">private</text:span><text:span text:style-name="T16"> String occupation</text:span><text:span text:style-name="T20">;</text:span></text:h>
      <text:p text:style-name="P17"><text:span text:style-name="T35"><text:s text:c="4"/></text:span><text:span text:style-name="T38">private</text:span><text:span text:style-name="T35"> </text:span><text:span text:style-name="T39">float</text:span><text:span text:style-name="T35"> workedHours</text:span><text:span text:style-name="T36">;</text:span></text:p>
      <text:p text:style-name="P17"><text:span text:style-name="T35"><text:s text:c="4"/></text:span><text:span text:style-name="T38">public</text:span><text:span text:style-name="T35"> </text:span><text:span text:style-name="T39">float</text:span><text:span text:style-name="T35"> </text:span><text:span text:style-name="T40">getWorkedHours</text:span><text:span text:style-name="T36">()</text:span><text:span text:style-name="T35"> </text:span><text:span text:style-name="T36">{</text:span></text:p>
      <text:p text:style-name="P17"><text:span text:style-name="T35"><text:s text:c="8"/></text:span><text:span text:style-name="T38">return</text:span><text:span text:style-name="T35"> workedHours</text:span><text:span text:style-name="T36">;</text:span></text:p>
      <text:p text:style-name="P17"><text:span text:style-name="T35"><text:s text:c="4"/></text:span><text:span text:style-name="T36">}</text:span></text:p>
      <text:p text:style-name="P17"><text:span text:style-name="T35"><text:s text:c="4"/></text:span><text:span text:style-name="T38">public</text:span><text:span text:style-name="T35"> </text:span><text:span text:style-name="T39">int</text:span><text:span text:style-name="T35"> </text:span><text:span text:style-name="T40">getId</text:span><text:span text:style-name="T36">()</text:span><text:span text:style-name="T35"> </text:span><text:span text:style-name="T36">{</text:span></text:p>
      <text:p text:style-name="P17"><text:span text:style-name="T35"><text:s text:c="8"/></text:span><text:span text:style-name="T38">return</text:span><text:span text:style-name="T35"> id</text:span><text:span text:style-name="T36">;</text:span></text:p>
      <text:p text:style-name="P17"><text:span text:style-name="T35"><text:s text:c="4"/></text:span><text:span text:style-name="T36">}</text:span></text:p>
      <text:p text:style-name="P17"><text:span text:style-name="T35"><text:s text:c="4"/></text:span><text:span text:style-name="T38">public</text:span><text:span text:style-name="T35"> </text:span><text:span text:style-name="T39">void</text:span><text:span text:style-name="T35"> </text:span><text:span text:style-name="T40">setId</text:span><text:span text:style-name="T36">(</text:span><text:span text:style-name="T39">int</text:span><text:span text:style-name="T35"> id</text:span><text:span text:style-name="T36">)</text:span><text:span text:style-name="T35"> </text:span><text:span text:style-name="T36">{</text:span></text:p>
      <text:p text:style-name="P17"><text:span text:style-name="T35"><text:s text:c="8"/></text:span><text:span text:style-name="T38">this</text:span><text:span text:style-name="T36">.</text:span><text:span text:style-name="T41">id</text:span><text:span text:style-name="T35"> </text:span><text:span text:style-name="T36">=</text:span><text:span text:style-name="T35"> id</text:span><text:span text:style-name="T36">;</text:span></text:p>
      <text:p text:style-name="P17"><text:span text:style-name="T35"><text:s text:c="4"/></text:span><text:span text:style-name="T36">}</text:span></text:p>
      <text:p text:style-name="P17"><text:span text:style-name="T35"><text:s text:c="4"/></text:span><text:span text:style-name="T38">public</text:span><text:span text:style-name="T35"> String </text:span><text:span text:style-name="T40">getName</text:span><text:span text:style-name="T36">()</text:span><text:span text:style-name="T35"> </text:span><text:span text:style-name="T36">{</text:span></text:p>
      <text:p text:style-name="P17"><text:span text:style-name="T35"><text:s text:c="8"/></text:span><text:span text:style-name="T38">return</text:span><text:span text:style-name="T35"> name</text:span><text:span text:style-name="T36">;</text:span></text:p>
      <text:p text:style-name="P17"><text:span text:style-name="T35"><text:s text:c="4"/></text:span><text:span text:style-name="T36">}</text:span></text:p>
      <text:p text:style-name="P17"><text:span text:style-name="T35"><text:s text:c="4"/></text:span><text:span text:style-name="T38">public</text:span><text:span text:style-name="T35"> </text:span><text:span text:style-name="T39">void</text:span><text:span text:style-name="T35"> </text:span><text:span text:style-name="T40">setName</text:span><text:span text:style-name="T36">(</text:span><text:span text:style-name="T35">String name</text:span><text:span text:style-name="T36">)</text:span><text:span text:style-name="T35"> </text:span><text:span text:style-name="T36">{</text:span></text:p>
      <text:p text:style-name="P17"><text:span text:style-name="T35"><text:s text:c="8"/></text:span><text:span text:style-name="T38">this</text:span><text:span text:style-name="T36">.</text:span><text:span text:style-name="T41">name</text:span><text:span text:style-name="T35"> </text:span><text:span text:style-name="T36">=</text:span><text:span text:style-name="T35"> name</text:span><text:span text:style-name="T36">;</text:span></text:p>
      <text:p text:style-name="P17"><text:span text:style-name="T35"><text:s text:c="4"/></text:span><text:span text:style-name="T36">}</text:span></text:p>
      <text:p text:style-name="P17"><text:span text:style-name="T35"><text:s text:c="4"/></text:span><text:span text:style-name="T38">public</text:span><text:span text:style-name="T35"> String </text:span><text:span text:style-name="T40">getOccupation</text:span><text:span text:style-name="T36">()</text:span><text:span text:style-name="T35"> </text:span><text:span text:style-name="T36">{</text:span></text:p>
      <text:p text:style-name="P17"><text:span text:style-name="T35"><text:s text:c="8"/></text:span><text:span text:style-name="T38">return</text:span><text:span text:style-name="T35"> occupation</text:span><text:span text:style-name="T36">;</text:span></text:p>
      <text:p text:style-name="P17"><text:span text:style-name="T35"><text:s text:c="4"/></text:span><text:span text:style-name="T36">}</text:span></text:p>
      <text:p text:style-name="P17"><text:span text:style-name="T35"><text:s text:c="4"/></text:span><text:span text:style-name="T38">public</text:span><text:span text:style-name="T35"> </text:span><text:span text:style-name="T39">void</text:span><text:span text:style-name="T35"> </text:span><text:span text:style-name="T40">setOccupation</text:span><text:span text:style-name="T36">(</text:span><text:span text:style-name="T35">String occupation</text:span><text:span text:style-name="T36">)</text:span><text:span text:style-name="T35"> </text:span><text:span text:style-name="T36">{</text:span></text:p>
      <text:p text:style-name="P17"><text:span text:style-name="T35"><text:s text:c="8"/></text:span><text:span text:style-name="T38">this</text:span><text:span text:style-name="T36">.</text:span><text:span text:style-name="T41">occupation</text:span><text:span text:style-name="T35"> </text:span><text:span text:style-name="T36">=</text:span><text:span text:style-name="T35"> occupation</text:span><text:span text:style-name="T36">;</text:span></text:p>
      <text:p text:style-name="P17"><text:soft-page-break/><text:span text:style-name="T35"><text:s text:c="4"/></text:span><text:span text:style-name="T36">}</text:span></text:p>
      <text:p text:style-name="P17"><text:span text:style-name="T35"><text:s text:c="4"/></text:span><text:span text:style-name="T38">public</text:span><text:span text:style-name="T35"> </text:span><text:span text:style-name="T39">void</text:span><text:span text:style-name="T35"> </text:span><text:span text:style-name="T40">setWorkedHours</text:span><text:span text:style-name="T36">(</text:span><text:span text:style-name="T39">float</text:span><text:span text:style-name="T35"> workedHours</text:span><text:span text:style-name="T36">)</text:span><text:span text:style-name="T35"> </text:span><text:span text:style-name="T36">{</text:span></text:p>
      <text:p text:style-name="P17"><text:span text:style-name="T35"><text:s text:c="8"/></text:span><text:span text:style-name="T38">this</text:span><text:span text:style-name="T36">.</text:span><text:span text:style-name="T41">workedHours</text:span><text:span text:style-name="T35"> </text:span><text:span text:style-name="T36">=</text:span><text:span text:style-name="T35"> workedHours</text:span><text:span text:style-name="T36">;</text:span></text:p>
      <text:p text:style-name="P17"><text:span text:style-name="T35"><text:s text:c="4"/></text:span><text:span text:style-name="T36">}</text:span></text:p>
      <text:p text:style-name="P19"/>
      <text:p text:style-name="P16"><text:span text:style-name="T35">Ажилчин классын хүснэгт үүсгээд гараас хэд хэдэн ажилчны утга онооно</text:span><text:span text:style-name="T36">.</text:span></text:p>
      <text:p text:style-name="P16"><text:span text:style-name="T35"><text:tab/>Employee sam </text:span><text:span text:style-name="T36">=</text:span><text:span text:style-name="T35"> </text:span><text:span text:style-name="T38">new</text:span><text:span text:style-name="T35"> Employee</text:span><text:span text:style-name="T36">(123,</text:span><text:span text:style-name="T35"> </text:span><text:span text:style-name="T42">"sam"</text:span><text:span text:style-name="T36">,</text:span><text:span text:style-name="T35"> </text:span><text:span text:style-name="T42">"manager"</text:span><text:span text:style-name="T36">,</text:span><text:span text:style-name="T35"> </text:span><text:span text:style-name="T36">34);</text:span></text:p>
      <text:p text:style-name="P16"><text:span text:style-name="T35"><text:s text:c="8"/><text:tab/>Employee mj </text:span><text:span text:style-name="T36">=</text:span><text:span text:style-name="T35"> </text:span><text:span text:style-name="T38">new</text:span><text:span text:style-name="T35"> Employee</text:span><text:span text:style-name="T36">(119,</text:span><text:span text:style-name="T35"> </text:span><text:span text:style-name="T42">"mj"</text:span><text:span text:style-name="T36">,</text:span><text:span text:style-name="T35"> </text:span><text:span text:style-name="T42">"boss"</text:span><text:span text:style-name="T36">,</text:span><text:span text:style-name="T35"> </text:span><text:span text:style-name="T36">21);</text:span></text:p>
      <text:p text:style-name="P16"><text:span text:style-name="T35"><text:s text:c="8"/><text:tab/>Employee badi </text:span><text:span text:style-name="T36">=</text:span><text:span text:style-name="T35"> </text:span><text:span text:style-name="T38">new</text:span><text:span text:style-name="T35"> Employee</text:span><text:span text:style-name="T36">(111,</text:span><text:span text:style-name="T35"> </text:span><text:span text:style-name="T42">"bad"</text:span><text:span text:style-name="T36">,</text:span><text:span text:style-name="T35"> </text:span><text:span text:style-name="T42">"manager"</text:span><text:span text:style-name="T36">,</text:span><text:span text:style-name="T35"> </text:span><text:span text:style-name="T36">214);</text:span></text:p>
      <text:p text:style-name="P16"><text:span text:style-name="T35"><text:tab/>List</text:span><text:span text:style-name="T36">&lt;</text:span><text:span text:style-name="T35">Employee</text:span><text:span text:style-name="T36">&gt;</text:span><text:span text:style-name="T35"> employees </text:span><text:span text:style-name="T36">=</text:span><text:span text:style-name="T35"> </text:span><text:span text:style-name="T38">new</text:span><text:span text:style-name="T35"> ArrayList</text:span><text:span text:style-name="T36">&lt;&gt;();</text:span></text:p>
      <text:p text:style-name="P16"><text:span text:style-name="T35"><text:s text:c="7"/><text:tab/>employees</text:span><text:span text:style-name="T36">.</text:span><text:span text:style-name="T41">add</text:span><text:span text:style-name="T36">(</text:span><text:span text:style-name="T35">sam</text:span><text:span text:style-name="T36">);</text:span></text:p>
      <text:p text:style-name="P16"><text:span text:style-name="T35"><text:s text:c="7"/><text:tab/>employees</text:span><text:span text:style-name="T36">.</text:span><text:span text:style-name="T41">add</text:span><text:span text:style-name="T36">(</text:span><text:span text:style-name="T35">mj</text:span><text:span text:style-name="T36">);</text:span></text:p>
      <text:p text:style-name="P16"><text:span text:style-name="T35"><text:s text:c="8"/><text:tab/>employees</text:span><text:span text:style-name="T36">.</text:span><text:span text:style-name="T41">add</text:span><text:span text:style-name="T36">(</text:span><text:span text:style-name="T35">badi</text:span><text:span text:style-name="T36">);</text:span></text:p>
      <text:p text:style-name="P20"><text:span text:style-name="T16">Утга оноосон хүснэгтийг цалингаар нь эрэмбэлнэ</text:span><text:span text:style-name="T20">.</text:span></text:p>
      <text:p text:style-name="P20"><text:span text:style-name="T18"><text:s text:c="3"/></text:span><text:span text:style-name="T25">private</text:span><text:span text:style-name="T17"> </text:span><text:span text:style-name="T25">static</text:span><text:span text:style-name="T17"> </text:span><text:span text:style-name="T28">void</text:span><text:span text:style-name="T17"> </text:span><text:span text:style-name="T31">sort</text:span><text:span text:style-name="T21">(</text:span><text:span text:style-name="T17">List</text:span><text:span text:style-name="T21">&lt;</text:span><text:span text:style-name="T17">Employee</text:span><text:span text:style-name="T21">&gt;</text:span><text:span text:style-name="T17"> employees</text:span><text:span text:style-name="T21">)</text:span><text:span text:style-name="T17"> </text:span><text:span text:style-name="T21">{</text:span></text:p>
      <text:p text:style-name="P20"><text:span text:style-name="T17"><text:s text:c="8"/></text:span><text:span text:style-name="T25">for</text:span><text:span text:style-name="T21">(</text:span><text:span text:style-name="T28">int</text:span><text:span text:style-name="T17"> i </text:span><text:span text:style-name="T21">=</text:span><text:span text:style-name="T17"> </text:span><text:span text:style-name="T21">0;</text:span><text:span text:style-name="T17"> i </text:span><text:span text:style-name="T21">&lt;</text:span><text:span text:style-name="T17"> employees</text:span><text:span text:style-name="T21">.</text:span><text:span text:style-name="T32">size</text:span><text:span text:style-name="T21">()</text:span><text:span text:style-name="T17"> </text:span><text:span text:style-name="T21">-</text:span><text:span text:style-name="T17"> </text:span><text:span text:style-name="T21">1;</text:span><text:span text:style-name="T17"> i</text:span><text:span text:style-name="T21">++){</text:span></text:p>
      <text:p text:style-name="P21"><text:span text:style-name="T19"><text:s text:c="12"/></text:span><text:span text:style-name="T26">for</text:span><text:span text:style-name="T23">(</text:span><text:span text:style-name="T29">int</text:span><text:span text:style-name="T19"> j </text:span><text:span text:style-name="T23">=</text:span><text:span text:style-name="T19"> i </text:span><text:span text:style-name="T23">+</text:span><text:span text:style-name="T19"> </text:span><text:span text:style-name="T23">1;</text:span><text:span text:style-name="T19"> j </text:span><text:span text:style-name="T23">&lt;</text:span><text:span text:style-name="T19"> employees</text:span><text:span text:style-name="T23">.</text:span><text:span text:style-name="T33">size</text:span><text:span text:style-name="T23">();</text:span><text:span text:style-name="T19"> j</text:span><text:span text:style-name="T23">++)</text:span><text:span text:style-name="T19"> </text:span><text:span text:style-name="T23">{</text:span></text:p>
      <text:p text:style-name="P21"><text:span text:style-name="T19"><text:s text:c="16"/></text:span><text:span text:style-name="T26">if</text:span><text:span text:style-name="T23">(</text:span><text:span text:style-name="T19">employees</text:span><text:span text:style-name="T23">.</text:span><text:span text:style-name="T33">get</text:span><text:span text:style-name="T23">(</text:span><text:span text:style-name="T19">i</text:span><text:span text:style-name="T23">).</text:span><text:span text:style-name="T33">getWorkedHours</text:span><text:span text:style-name="T23">()</text:span><text:span text:style-name="T19"> </text:span><text:span text:style-name="T23">&gt;</text:span><text:span text:style-name="T19"> employees</text:span><text:span text:style-name="T23">.</text:span><text:span text:style-name="T33">get</text:span><text:span text:style-name="T23">(</text:span><text:span text:style-name="T19">j</text:span><text:span text:style-name="T23">).</text:span><text:span text:style-name="T33">getWorkedHours</text:span><text:span text:style-name="T23">())</text:span></text:p>
      <text:p text:style-name="P21"><text:span text:style-name="T19"><text:s text:c="20"/>Collections</text:span><text:span text:style-name="T23">.</text:span><text:span text:style-name="T33">swap</text:span><text:span text:style-name="T23">(</text:span><text:span text:style-name="T19">employees</text:span><text:span text:style-name="T23">,</text:span><text:span text:style-name="T19"> i</text:span><text:span text:style-name="T23">,</text:span><text:span text:style-name="T19"> j</text:span><text:span text:style-name="T23">);</text:span></text:p>
      <text:p text:style-name="P21"><text:span text:style-name="T19"><text:s text:c="12"/></text:span><text:span text:style-name="T23">}</text:span></text:p>
      <text:p text:style-name="P21"><text:span text:style-name="T19"><text:s text:c="8"/></text:span><text:span text:style-name="T23">}</text:span></text:p>
      <text:p text:style-name="P21"><text:span text:style-name="T19"><text:s text:c="4"/></text:span><text:span text:style-name="T23">}</text:span></text:p>
      <text:p text:style-name="P4"/>
      <text:p text:style-name="P4"/>
      <text:h text:style-name="P8" text:outline-level="1">5. ДҮГНЭЛТ</text:h>
      <text:p text:style-name="P1"><text:tab/><text:span text:style-name="T43">Private хандалттай гишүүн өгөгдөлийг getters, setters функцуудтэй бичсэнээр шалгуур тавьж өгч буруу өгөгдөл орохоос хамгаалж программыг илүү найдвартай болгож байна. </text:span></text:p>
      <text:h text:style-name="P8" text:outline-level="1">6. АШИГЛАСАН МАТЕРИАЛ</text:h>
      <text:p text:style-name="P13"><text:span text:style-name="T46">1. <text:s/>Объект хандлагат технологийн С++ програмчлал, Ж.Пүрэв, 2008, Улаанбаатар.</text:span></text:p>
      <text:p text:style-name="P13">7. ХАВСРАЛТ</text:p>
      <text:h text:style-name="P28" text:outline-level="1"><text:soft-page-break/><text:span text:style-name="T38">import</text:span><text:span text:style-name="T35"> </text:span><text:span text:style-name="T40">java.util.*</text:span><text:span text:style-name="T36">;</text:span></text:h>
      <text:h text:style-name="P26" text:outline-level="1"/>
      <text:h text:style-name="P28" text:outline-level="1"><text:span text:style-name="T38">public</text:span><text:span text:style-name="T35"> </text:span><text:span text:style-name="T38">class</text:span><text:span text:style-name="T35"> </text:span><text:span text:style-name="T40">Main</text:span><text:span text:style-name="T35"> </text:span><text:span text:style-name="T36">{</text:span></text:h>
      <text:h text:style-name="P26" text:outline-level="1"/>
      <text:h text:style-name="P28" text:outline-level="1"><text:span text:style-name="T35"><text:s text:c="4"/></text:span><text:span text:style-name="T38">public</text:span><text:span text:style-name="T35"> </text:span><text:span text:style-name="T38">static</text:span><text:span text:style-name="T35"> </text:span><text:span text:style-name="T39">void</text:span><text:span text:style-name="T35"> </text:span><text:span text:style-name="T40">main</text:span><text:span text:style-name="T36">(</text:span><text:span text:style-name="T35">String</text:span><text:span text:style-name="T36">[]</text:span><text:span text:style-name="T35"> args</text:span><text:span text:style-name="T36">)</text:span><text:span text:style-name="T35"> </text:span><text:span text:style-name="T36">{</text:span></text:h>
      <text:h text:style-name="P28" text:outline-level="1"><text:span text:style-name="T35"><text:tab/></text:span><text:span text:style-name="T45">// write your code here</text:span></text:h>
      <text:h text:style-name="P28" text:outline-level="1"><text:span text:style-name="T35"><text:s text:c="8"/>Employee sam </text:span><text:span text:style-name="T36">=</text:span><text:span text:style-name="T35"> </text:span><text:span text:style-name="T38">new</text:span><text:span text:style-name="T35"> Employee</text:span><text:span text:style-name="T36">(123,</text:span><text:span text:style-name="T35"> </text:span><text:span text:style-name="T42">"sam"</text:span><text:span text:style-name="T36">,</text:span><text:span text:style-name="T35"> </text:span><text:span text:style-name="T42">"manager"</text:span><text:span text:style-name="T36">,</text:span><text:span text:style-name="T35"> </text:span><text:span text:style-name="T36">34);</text:span></text:h>
      <text:h text:style-name="P28" text:outline-level="1"><text:span text:style-name="T35"><text:s text:c="8"/>Employee mj </text:span><text:span text:style-name="T36">=</text:span><text:span text:style-name="T35"> </text:span><text:span text:style-name="T38">new</text:span><text:span text:style-name="T35"> Employee</text:span><text:span text:style-name="T36">(119,</text:span><text:span text:style-name="T35"> </text:span><text:span text:style-name="T42">"mj"</text:span><text:span text:style-name="T36">,</text:span><text:span text:style-name="T35"> </text:span><text:span text:style-name="T42">"boss"</text:span><text:span text:style-name="T36">,</text:span><text:span text:style-name="T35"> </text:span><text:span text:style-name="T36">21);</text:span></text:h>
      <text:h text:style-name="P28" text:outline-level="1"><text:span text:style-name="T35"><text:s text:c="8"/>Employee badi </text:span><text:span text:style-name="T36">=</text:span><text:span text:style-name="T35"> </text:span><text:span text:style-name="T38">new</text:span><text:span text:style-name="T35"> Employee</text:span><text:span text:style-name="T36">(111,</text:span><text:span text:style-name="T35"> </text:span><text:span text:style-name="T42">"bad"</text:span><text:span text:style-name="T36">,</text:span><text:span text:style-name="T35"> </text:span><text:span text:style-name="T42">"manager"</text:span><text:span text:style-name="T36">,</text:span><text:span text:style-name="T35"> </text:span><text:span text:style-name="T36">50);</text:span></text:h>
      <text:h text:style-name="P28" text:outline-level="1"><text:span text:style-name="T35"><text:s text:c="8"/>List</text:span><text:span text:style-name="T36">&lt;</text:span><text:span text:style-name="T35">Employee</text:span><text:span text:style-name="T36">&gt;</text:span><text:span text:style-name="T35"> employees </text:span><text:span text:style-name="T36">=</text:span><text:span text:style-name="T35"> </text:span><text:span text:style-name="T38">new</text:span><text:span text:style-name="T35"> ArrayList</text:span><text:span text:style-name="T36">&lt;&gt;();</text:span></text:h>
      <text:h text:style-name="P28" text:outline-level="1"><text:span text:style-name="T35"><text:s text:c="8"/>employees</text:span><text:span text:style-name="T36">.</text:span><text:span text:style-name="T41">add</text:span><text:span text:style-name="T36">(</text:span><text:span text:style-name="T35">sam</text:span><text:span text:style-name="T36">);</text:span></text:h>
      <text:h text:style-name="P28" text:outline-level="1"><text:span text:style-name="T35"><text:s text:c="8"/>employees</text:span><text:span text:style-name="T36">.</text:span><text:span text:style-name="T41">add</text:span><text:span text:style-name="T36">(</text:span><text:span text:style-name="T35">mj</text:span><text:span text:style-name="T36">);</text:span></text:h>
      <text:h text:style-name="P28" text:outline-level="1"><text:span text:style-name="T35"><text:s text:c="8"/>employees</text:span><text:span text:style-name="T36">.</text:span><text:span text:style-name="T41">add</text:span><text:span text:style-name="T36">(</text:span><text:span text:style-name="T35">badi</text:span><text:span text:style-name="T36">);</text:span></text:h>
      <text:h text:style-name="P29" text:outline-level="1"><text:span text:style-name="T35"><text:s text:c="8"/>sort</text:span><text:span text:style-name="T36">(</text:span><text:span text:style-name="T35">employees</text:span><text:span text:style-name="T36">);</text:span></text:h>
      <text:h text:style-name="P29" text:outline-level="1"><text:span text:style-name="T35"><text:s text:c="8"/></text:span><text:span text:style-name="T38">for</text:span><text:span text:style-name="T36">(</text:span><text:span text:style-name="T39">int</text:span><text:span text:style-name="T35"> i </text:span><text:span text:style-name="T36">=</text:span><text:span text:style-name="T35"> </text:span><text:span text:style-name="T36">0;</text:span><text:span text:style-name="T35"> i </text:span><text:span text:style-name="T36">&lt;</text:span><text:span text:style-name="T35"> employees</text:span><text:span text:style-name="T36">.</text:span><text:span text:style-name="T41">size</text:span><text:span text:style-name="T36">();</text:span><text:span text:style-name="T35"> i</text:span><text:span text:style-name="T36">++)</text:span><text:span text:style-name="T35"> </text:span><text:span text:style-name="T36">{</text:span></text:h>
      <text:h text:style-name="P28" text:outline-level="1"><text:span text:style-name="T35"><text:s text:c="12"/>System</text:span><text:span text:style-name="T36">.</text:span><text:span text:style-name="T41">out</text:span><text:span text:style-name="T36">.</text:span><text:span text:style-name="T41">println</text:span><text:span text:style-name="T36">(</text:span><text:span text:style-name="T35">employees</text:span><text:span text:style-name="T36">.</text:span><text:span text:style-name="T41">get</text:span><text:span text:style-name="T36">(</text:span><text:span text:style-name="T35">i</text:span><text:span text:style-name="T36">).</text:span><text:span text:style-name="T41">getWorkedHours</text:span><text:span text:style-name="T36">());</text:span></text:h>
      <text:h text:style-name="P28" text:outline-level="1"><text:span text:style-name="T35"><text:s text:c="8"/></text:span><text:span text:style-name="T36">}</text:span></text:h>
      <text:h text:style-name="P26" text:outline-level="1"/>
      <text:h text:style-name="P26" text:outline-level="1"/>
      <text:h text:style-name="P26" text:outline-level="1"/>
      <text:h text:style-name="P28" text:outline-level="1"><text:span text:style-name="T35"><text:s text:c="4"/></text:span><text:span text:style-name="T36">}</text:span></text:h>
      <text:h text:style-name="P28" text:outline-level="1"><text:span text:style-name="T35"><text:s text:c="4"/></text:span><text:span text:style-name="T38">private</text:span><text:span text:style-name="T35"> </text:span><text:span text:style-name="T38">static</text:span><text:span text:style-name="T35"> </text:span><text:span text:style-name="T39">void</text:span><text:span text:style-name="T35"> </text:span><text:span text:style-name="T40">sort</text:span><text:span text:style-name="T36">(</text:span><text:span text:style-name="T35">List</text:span><text:span text:style-name="T36">&lt;</text:span><text:span text:style-name="T35">Employee</text:span><text:span text:style-name="T36">&gt;</text:span><text:span text:style-name="T35"> employees</text:span><text:span text:style-name="T36">)</text:span><text:span text:style-name="T35"> </text:span><text:span text:style-name="T36">{</text:span></text:h>
      <text:h text:style-name="P28" text:outline-level="1"><text:span text:style-name="T35"><text:s text:c="8"/></text:span><text:span text:style-name="T38">for</text:span><text:span text:style-name="T36">(</text:span><text:span text:style-name="T39">int</text:span><text:span text:style-name="T35"> i </text:span><text:span text:style-name="T36">=</text:span><text:span text:style-name="T35"> </text:span><text:span text:style-name="T36">0;</text:span><text:span text:style-name="T35"> i </text:span><text:span text:style-name="T36">&lt;</text:span><text:span text:style-name="T35"> employees</text:span><text:span text:style-name="T36">.</text:span><text:span text:style-name="T41">size</text:span><text:span text:style-name="T36">()</text:span><text:span text:style-name="T35"> </text:span><text:span text:style-name="T36">-</text:span><text:span text:style-name="T35"> </text:span><text:span text:style-name="T36">1;</text:span><text:span text:style-name="T35"> i</text:span><text:span text:style-name="T36">++){</text:span></text:h>
      <text:h text:style-name="P28" text:outline-level="1"><text:span text:style-name="T35"><text:s text:c="12"/></text:span><text:span text:style-name="T38">for</text:span><text:span text:style-name="T36">(</text:span><text:span text:style-name="T39">int</text:span><text:span text:style-name="T35"> j </text:span><text:span text:style-name="T36">=</text:span><text:span text:style-name="T35"> i </text:span><text:span text:style-name="T36">+</text:span><text:span text:style-name="T35"> </text:span><text:span text:style-name="T36">1;</text:span><text:span text:style-name="T35"> j </text:span><text:span text:style-name="T36">&lt;</text:span><text:span text:style-name="T35"> employees</text:span><text:span text:style-name="T36">.</text:span><text:span text:style-name="T41">size</text:span><text:span text:style-name="T36">();</text:span><text:span text:style-name="T35"> j</text:span><text:span text:style-name="T36">++)</text:span><text:span text:style-name="T35"> </text:span><text:span text:style-name="T36">{</text:span></text:h>
      <text:h text:style-name="P28" text:outline-level="1"><text:soft-page-break/><text:span text:style-name="T35"><text:s text:c="16"/></text:span><text:span text:style-name="T38">if</text:span><text:span text:style-name="T36">(</text:span><text:span text:style-name="T35">employees</text:span><text:span text:style-name="T36">.</text:span><text:span text:style-name="T41">get</text:span><text:span text:style-name="T36">(</text:span><text:span text:style-name="T35">i</text:span><text:span text:style-name="T36">).</text:span><text:span text:style-name="T41">getWorkedHours</text:span><text:span text:style-name="T36">()</text:span><text:span text:style-name="T35"> </text:span><text:span text:style-name="T36">&gt;</text:span><text:span text:style-name="T35"> employees</text:span><text:span text:style-name="T36">.</text:span><text:span text:style-name="T41">get</text:span><text:span text:style-name="T36">(</text:span><text:span text:style-name="T35">j</text:span><text:span text:style-name="T36">).</text:span><text:span text:style-name="T41">getWorkedHours</text:span><text:span text:style-name="T36">())</text:span></text:h>
      <text:h text:style-name="P28" text:outline-level="1"><text:span text:style-name="T35"><text:s text:c="20"/>Collections</text:span><text:span text:style-name="T36">.</text:span><text:span text:style-name="T41">swap</text:span><text:span text:style-name="T36">(</text:span><text:span text:style-name="T35">employees</text:span><text:span text:style-name="T36">,</text:span><text:span text:style-name="T35"> i</text:span><text:span text:style-name="T36">,</text:span><text:span text:style-name="T35"> j</text:span><text:span text:style-name="T36">);</text:span></text:h>
      <text:h text:style-name="P28" text:outline-level="1"><text:span text:style-name="T35"><text:s text:c="12"/></text:span><text:span text:style-name="T36">}</text:span></text:h>
      <text:h text:style-name="P28" text:outline-level="1"><text:span text:style-name="T35"><text:s text:c="8"/></text:span><text:span text:style-name="T36">}</text:span></text:h>
      <text:h text:style-name="P28" text:outline-level="1"><text:span text:style-name="T35"><text:s text:c="4"/></text:span><text:span text:style-name="T36">}</text:span></text:h>
      <text:h text:style-name="P27" text:outline-level="1">}</text:h>
      <text:h text:style-name="P28" text:outline-level="1"><text:span text:style-name="T38">class</text:span><text:span text:style-name="T35"> </text:span><text:span text:style-name="T40">Employee</text:span><text:span text:style-name="T35"> </text:span><text:span text:style-name="T36">{</text:span></text:h>
      <text:h text:style-name="P28" text:outline-level="1"><text:span text:style-name="T35"><text:s text:c="4"/></text:span><text:span text:style-name="T45">// fields</text:span></text:h>
      <text:h text:style-name="P28" text:outline-level="1"><text:span text:style-name="T35"><text:s text:c="4"/></text:span><text:span text:style-name="T38">private</text:span><text:span text:style-name="T35"> </text:span><text:span text:style-name="T39">int</text:span><text:span text:style-name="T35"> id</text:span><text:span text:style-name="T36">;</text:span></text:h>
      <text:h text:style-name="P28" text:outline-level="1"><text:span text:style-name="T35"><text:s text:c="4"/></text:span><text:span text:style-name="T38">private</text:span><text:span text:style-name="T35"> String name</text:span><text:span text:style-name="T36">;</text:span></text:h>
      <text:h text:style-name="P28" text:outline-level="1"><text:span text:style-name="T35"><text:s text:c="4"/></text:span><text:span text:style-name="T38">private</text:span><text:span text:style-name="T35"> String occupation</text:span><text:span text:style-name="T36">;</text:span></text:h>
      <text:h text:style-name="P28" text:outline-level="1"><text:soft-page-break/><text:span text:style-name="T35"><text:s text:c="4"/></text:span><text:span text:style-name="T38">private</text:span><text:span text:style-name="T35"> </text:span><text:span text:style-name="T39">float</text:span><text:span text:style-name="T35"> workedHours</text:span><text:span text:style-name="T36">;</text:span></text:h>
      <text:h text:style-name="P28" text:outline-level="1"><text:span text:style-name="T35"><text:s text:c="4"/></text:span><text:span text:style-name="T45">//salaries for employees</text:span></text:h>
      <text:h text:style-name="P28" text:outline-level="1"><text:span text:style-name="T35"><text:s text:c="4"/></text:span><text:span text:style-name="T38">private</text:span><text:span text:style-name="T35"> </text:span><text:span text:style-name="T38">final</text:span><text:span text:style-name="T35"> </text:span><text:span text:style-name="T39">float</text:span><text:span text:style-name="T35"> SALARY_BOSS </text:span><text:span text:style-name="T36">=</text:span><text:span text:style-name="T35"> </text:span><text:span text:style-name="T36">30;</text:span></text:h>
      <text:h text:style-name="P28" text:outline-level="1"><text:span text:style-name="T35"><text:s text:c="4"/></text:span><text:span text:style-name="T38">private</text:span><text:span text:style-name="T35"> </text:span><text:span text:style-name="T38">final</text:span><text:span text:style-name="T35"> </text:span><text:span text:style-name="T39">float</text:span><text:span text:style-name="T35"> SALARY_MANAGER </text:span><text:span text:style-name="T36">=</text:span><text:span text:style-name="T35"> </text:span><text:span text:style-name="T36">17;</text:span></text:h>
      <text:h text:style-name="P28" text:outline-level="1"><text:span text:style-name="T35"><text:s text:c="4"/></text:span><text:span text:style-name="T38">private</text:span><text:span text:style-name="T35"> </text:span><text:span text:style-name="T38">final</text:span><text:span text:style-name="T35"> </text:span><text:span text:style-name="T39">float</text:span><text:span text:style-name="T35"> SALARY_EMPLOYEE </text:span><text:span text:style-name="T36">=</text:span><text:span text:style-name="T35"> </text:span><text:span text:style-name="T36">10;</text:span></text:h>
      <text:h text:style-name="P28" text:outline-level="1"><text:span text:style-name="T35"><text:s text:c="4"/>Employee</text:span><text:span text:style-name="T36">(</text:span><text:span text:style-name="T39">int</text:span><text:span text:style-name="T35"> id</text:span><text:span text:style-name="T36">,</text:span><text:span text:style-name="T35"> String name</text:span><text:span text:style-name="T36">,</text:span><text:span text:style-name="T35"> String occupation</text:span><text:span text:style-name="T36">,</text:span><text:span text:style-name="T35"> </text:span><text:span text:style-name="T39">float</text:span><text:span text:style-name="T35"> workedHours</text:span><text:span text:style-name="T36">)</text:span><text:span text:style-name="T35"> </text:span><text:span text:style-name="T36">{</text:span></text:h>
      <text:h text:style-name="P28" text:outline-level="1"><text:span text:style-name="T35"><text:s text:c="8"/></text:span><text:span text:style-name="T38">this</text:span><text:span text:style-name="T36">.</text:span><text:span text:style-name="T41">id</text:span><text:span text:style-name="T35"> </text:span><text:span text:style-name="T36">=</text:span><text:span text:style-name="T35"> id</text:span><text:span text:style-name="T36">;</text:span></text:h>
      <text:h text:style-name="P28" text:outline-level="1"><text:span text:style-name="T35"><text:s text:c="8"/></text:span><text:span text:style-name="T38">this</text:span><text:span text:style-name="T36">.</text:span><text:span text:style-name="T41">name</text:span><text:span text:style-name="T35"> </text:span><text:span text:style-name="T36">=</text:span><text:span text:style-name="T35"> name</text:span><text:span text:style-name="T36">;</text:span></text:h>
      <text:h text:style-name="P28" text:outline-level="1"><text:span text:style-name="T35"><text:s text:c="8"/></text:span><text:span text:style-name="T38">this</text:span><text:span text:style-name="T36">.</text:span><text:span text:style-name="T41">occupation</text:span><text:span text:style-name="T35"> </text:span><text:span text:style-name="T36">=</text:span><text:span text:style-name="T35"> occupation</text:span><text:span text:style-name="T36">;</text:span></text:h>
      <text:h text:style-name="P28" text:outline-level="1"><text:span text:style-name="T35"><text:s text:c="8"/></text:span><text:span text:style-name="T38">this</text:span><text:span text:style-name="T36">.</text:span><text:span text:style-name="T41">workedHours</text:span><text:span text:style-name="T35"> </text:span><text:span text:style-name="T36">=</text:span><text:span text:style-name="T35"> workedHours</text:span><text:span text:style-name="T36">;</text:span></text:h>
      <text:h text:style-name="P28" text:outline-level="1"><text:span text:style-name="T35"><text:s text:c="4"/></text:span><text:span text:style-name="T36">}</text:span></text:h>
      <text:h text:style-name="P26" text:outline-level="1"/>
      <text:h text:style-name="P26" text:outline-level="1"/>
      <text:h text:style-name="P26" text:outline-level="1"/>
      <text:h text:style-name="P28" text:outline-level="1"><text:span text:style-name="T35"><text:s text:c="4"/></text:span><text:span text:style-name="T38">public</text:span><text:span text:style-name="T35"> </text:span><text:span text:style-name="T39">void</text:span><text:span text:style-name="T35"> </text:span><text:span text:style-name="T40">inputInfo</text:span><text:span text:style-name="T36">()</text:span><text:span text:style-name="T35"> </text:span><text:span text:style-name="T36">{</text:span></text:h>
      <text:h text:style-name="P26" text:outline-level="1"/>
      <text:h text:style-name="P28" text:outline-level="1"><text:span text:style-name="T35"><text:s text:c="8"/>System</text:span><text:span text:style-name="T36">.</text:span><text:span text:style-name="T41">out</text:span><text:span text:style-name="T36">.</text:span><text:span text:style-name="T41">print</text:span><text:span text:style-name="T36">(</text:span><text:span text:style-name="T42">"Enter id: "</text:span><text:span text:style-name="T36">);</text:span></text:h>
      <text:h text:style-name="P28" text:outline-level="1"><text:span text:style-name="T35"><text:s text:c="8"/></text:span><text:span text:style-name="T38">this</text:span><text:span text:style-name="T36">.</text:span><text:span text:style-name="T41">id</text:span><text:span text:style-name="T35"> </text:span><text:span text:style-name="T36">=</text:span><text:span text:style-name="T35"> </text:span><text:span text:style-name="T36">(</text:span><text:span text:style-name="T38">new</text:span><text:span text:style-name="T35"> Scanner</text:span><text:span text:style-name="T36">(</text:span><text:span text:style-name="T35">System</text:span><text:span text:style-name="T36">.</text:span><text:span text:style-name="T41">in</text:span><text:span text:style-name="T36">)).</text:span><text:span text:style-name="T41">nextInt</text:span><text:span text:style-name="T36">();</text:span></text:h>
      <text:h text:style-name="P26" text:outline-level="1"/>
      <text:h text:style-name="P28" text:outline-level="1"><text:span text:style-name="T35"><text:s text:c="8"/>System</text:span><text:span text:style-name="T36">.</text:span><text:span text:style-name="T41">out</text:span><text:span text:style-name="T36">.</text:span><text:span text:style-name="T41">print</text:span><text:span text:style-name="T36">(</text:span><text:span text:style-name="T42">"\nEnter name: "</text:span><text:span text:style-name="T36">);</text:span></text:h>
      <text:h text:style-name="P28" text:outline-level="1"><text:span text:style-name="T35"><text:s text:c="8"/></text:span><text:span text:style-name="T38">this</text:span><text:span text:style-name="T36">.</text:span><text:span text:style-name="T41">name</text:span><text:span text:style-name="T35"> </text:span><text:span text:style-name="T36">=</text:span><text:span text:style-name="T35"> </text:span><text:span text:style-name="T36">(</text:span><text:span text:style-name="T38">new</text:span><text:span text:style-name="T35"> Scanner</text:span><text:span text:style-name="T36">(</text:span><text:span text:style-name="T35">System</text:span><text:span text:style-name="T36">.</text:span><text:span text:style-name="T41">in</text:span><text:span text:style-name="T36">)).</text:span><text:span text:style-name="T41">next</text:span><text:span text:style-name="T36">();</text:span></text:h>
      <text:h text:style-name="P26" text:outline-level="1"><text:soft-page-break/></text:h>
      <text:h text:style-name="P28" text:outline-level="1"><text:span text:style-name="T35"><text:s text:c="8"/>System</text:span><text:span text:style-name="T36">.</text:span><text:span text:style-name="T41">out</text:span><text:span text:style-name="T36">.</text:span><text:span text:style-name="T41">print</text:span><text:span text:style-name="T36">(</text:span><text:span text:style-name="T42">"\nEnter occupation: "</text:span><text:span text:style-name="T36">);</text:span></text:h>
      <text:h text:style-name="P28" text:outline-level="1"><text:span text:style-name="T35"><text:s text:c="8"/></text:span><text:span text:style-name="T38">this</text:span><text:span text:style-name="T36">.</text:span><text:span text:style-name="T41">occupation</text:span><text:span text:style-name="T35"> </text:span><text:span text:style-name="T36">=</text:span><text:span text:style-name="T35"> </text:span><text:span text:style-name="T36">(</text:span><text:span text:style-name="T38">new</text:span><text:span text:style-name="T35"> Scanner</text:span><text:span text:style-name="T36">(</text:span><text:span text:style-name="T35">System</text:span><text:span text:style-name="T36">.</text:span><text:span text:style-name="T41">in</text:span><text:span text:style-name="T36">)).</text:span><text:span text:style-name="T41">next</text:span><text:span text:style-name="T36">();</text:span></text:h>
      <text:h text:style-name="P26" text:outline-level="1"/>
      <text:h text:style-name="P28" text:outline-level="1"><text:span text:style-name="T35"><text:s text:c="8"/>System</text:span><text:span text:style-name="T36">.</text:span><text:span text:style-name="T41">out</text:span><text:span text:style-name="T36">.</text:span><text:span text:style-name="T41">print</text:span><text:span text:style-name="T36">(</text:span><text:span text:style-name="T42">"\nEnter workedHours: "</text:span><text:span text:style-name="T36">);</text:span></text:h>
      <text:h text:style-name="P28" text:outline-level="1"><text:span text:style-name="T35"><text:s text:c="8"/></text:span><text:span text:style-name="T38">this</text:span><text:span text:style-name="T36">.</text:span><text:span text:style-name="T41">workedHours</text:span><text:span text:style-name="T35"> </text:span><text:span text:style-name="T36">=</text:span><text:span text:style-name="T35"> </text:span><text:span text:style-name="T36">(</text:span><text:span text:style-name="T38">new</text:span><text:span text:style-name="T35"> Scanner</text:span><text:span text:style-name="T36">(</text:span><text:span text:style-name="T35">System</text:span><text:span text:style-name="T36">.</text:span><text:span text:style-name="T41">in</text:span><text:span text:style-name="T36">)).</text:span><text:span text:style-name="T41">nextFloat</text:span><text:span text:style-name="T36">();</text:span></text:h>
      <text:h text:style-name="P28" text:outline-level="1"><text:span text:style-name="T35"><text:s text:c="4"/></text:span><text:span text:style-name="T36">}</text:span></text:h>
      <text:h text:style-name="P26" text:outline-level="1"/>
      <text:h text:style-name="P28" text:outline-level="1"><text:span text:style-name="T35"><text:s text:c="4"/></text:span><text:span text:style-name="T38">public</text:span><text:span text:style-name="T35"> </text:span><text:span text:style-name="T39">void</text:span><text:span text:style-name="T35"> </text:span><text:span text:style-name="T40">showInfo</text:span><text:span text:style-name="T36">()</text:span><text:span text:style-name="T35"> </text:span><text:span text:style-name="T36">{</text:span></text:h>
      <text:h text:style-name="P28" text:outline-level="1"><text:span text:style-name="T35"><text:s text:c="8"/>System</text:span><text:span text:style-name="T36">.</text:span><text:span text:style-name="T41">out</text:span><text:span text:style-name="T36">.</text:span><text:span text:style-name="T41">println</text:span><text:span text:style-name="T36">(</text:span><text:span text:style-name="T42">"id:"</text:span><text:span text:style-name="T35"> </text:span><text:span text:style-name="T36">+</text:span><text:span text:style-name="T35"> </text:span><text:span text:style-name="T38">this</text:span><text:span text:style-name="T36">.</text:span><text:span text:style-name="T41">id</text:span><text:span text:style-name="T36">);</text:span></text:h>
      <text:h text:style-name="P28" text:outline-level="1"><text:span text:style-name="T35"><text:s text:c="8"/>System</text:span><text:span text:style-name="T36">.</text:span><text:span text:style-name="T41">out</text:span><text:span text:style-name="T36">.</text:span><text:span text:style-name="T41">println</text:span><text:span text:style-name="T36">(</text:span><text:span text:style-name="T42">"name: "</text:span><text:span text:style-name="T35"> </text:span><text:span text:style-name="T36">+</text:span><text:span text:style-name="T35"> </text:span><text:span text:style-name="T38">this</text:span><text:span text:style-name="T36">.</text:span><text:span text:style-name="T41">name</text:span><text:span text:style-name="T36">);</text:span></text:h>
      <text:h text:style-name="P28" text:outline-level="1"><text:span text:style-name="T35"><text:s text:c="8"/>System</text:span><text:span text:style-name="T36">.</text:span><text:span text:style-name="T41">out</text:span><text:span text:style-name="T36">.</text:span><text:span text:style-name="T41">println</text:span><text:span text:style-name="T36">(</text:span><text:span text:style-name="T42">"occupation:"</text:span><text:span text:style-name="T35"> </text:span><text:span text:style-name="T36">+</text:span><text:span text:style-name="T35"> </text:span><text:span text:style-name="T38">this</text:span><text:span text:style-name="T36">.</text:span><text:span text:style-name="T41">occupation</text:span><text:span text:style-name="T36">);</text:span></text:h>
      <text:h text:style-name="P28" text:outline-level="1"><text:span text:style-name="T35"><text:s text:c="8"/>System</text:span><text:span text:style-name="T36">.</text:span><text:span text:style-name="T41">out</text:span><text:span text:style-name="T36">.</text:span><text:span text:style-name="T41">println</text:span><text:span text:style-name="T36">(</text:span><text:span text:style-name="T42">"worked hours: "</text:span><text:span text:style-name="T35"> </text:span><text:span text:style-name="T36">+</text:span><text:span text:style-name="T35"> </text:span><text:span text:style-name="T38">this</text:span><text:span text:style-name="T36">.</text:span><text:span text:style-name="T41">workedHours</text:span><text:span text:style-name="T36">);</text:span></text:h>
      <text:h text:style-name="P28" text:outline-level="1"><text:span text:style-name="T35"><text:s text:c="4"/></text:span><text:span text:style-name="T36">}</text:span></text:h>
      <text:h text:style-name="P26" text:outline-level="1"/>
      <text:h text:style-name="P28" text:outline-level="1"><text:span text:style-name="T35"><text:s text:c="4"/></text:span><text:span text:style-name="T38">public</text:span><text:span text:style-name="T35"> </text:span><text:span text:style-name="T39">float</text:span><text:span text:style-name="T35"> </text:span><text:span text:style-name="T40">calculateSalary</text:span><text:span text:style-name="T36">()</text:span><text:span text:style-name="T35"> </text:span><text:span text:style-name="T36">{</text:span></text:h>
      <text:h text:style-name="P28" text:outline-level="1"><text:span text:style-name="T35"><text:s text:c="8"/></text:span><text:span text:style-name="T39">float</text:span><text:span text:style-name="T35"> salary </text:span><text:span text:style-name="T36">=</text:span><text:span text:style-name="T35"> </text:span><text:span text:style-name="T36">0;</text:span></text:h>
      <text:h text:style-name="P28" text:outline-level="1"><text:span text:style-name="T35"><text:s text:c="8"/></text:span><text:span text:style-name="T38">switch</text:span><text:span text:style-name="T36">(</text:span><text:span text:style-name="T38">this</text:span><text:span text:style-name="T36">.</text:span><text:span text:style-name="T41">occupation</text:span><text:span text:style-name="T36">.</text:span><text:span text:style-name="T41">toLowerCase</text:span><text:span text:style-name="T36">())</text:span><text:span text:style-name="T35"> </text:span><text:span text:style-name="T36">{</text:span></text:h>
      <text:h text:style-name="P28" text:outline-level="1"><text:span text:style-name="T35"><text:s text:c="12"/></text:span><text:span text:style-name="T38">case</text:span><text:span text:style-name="T35"> </text:span><text:span text:style-name="T42">"boss"</text:span><text:span text:style-name="T36">:</text:span></text:h>
      <text:h text:style-name="P28" text:outline-level="1"><text:span text:style-name="T35"><text:s text:c="16"/>salary </text:span><text:span text:style-name="T36">=</text:span><text:span text:style-name="T35"> bossSalaryCalculate</text:span><text:span text:style-name="T36">();</text:span></text:h>
      <text:h text:style-name="P28" text:outline-level="1"><text:span text:style-name="T35"><text:s text:c="16"/></text:span><text:span text:style-name="T38">break</text:span><text:span text:style-name="T36">;</text:span></text:h>
      <text:h text:style-name="P26" text:outline-level="1"><text:soft-page-break/></text:h>
      <text:h text:style-name="P28" text:outline-level="1"><text:span text:style-name="T35"><text:s text:c="12"/></text:span><text:span text:style-name="T38">case</text:span><text:span text:style-name="T35"> </text:span><text:span text:style-name="T42">"manager"</text:span><text:span text:style-name="T36">:</text:span></text:h>
      <text:h text:style-name="P28" text:outline-level="1"><text:span text:style-name="T35"><text:s text:c="16"/>salary </text:span><text:span text:style-name="T36">=</text:span><text:span text:style-name="T35"> </text:span><text:span text:style-name="T38">this</text:span><text:span text:style-name="T36">.</text:span><text:span text:style-name="T41">workedHours</text:span><text:span text:style-name="T35"> </text:span><text:span text:style-name="T36">*</text:span><text:span text:style-name="T35"> SALARY_MANAGER</text:span><text:span text:style-name="T36">;</text:span></text:h>
      <text:h text:style-name="P28" text:outline-level="1"><text:span text:style-name="T35"><text:s text:c="16"/></text:span><text:span text:style-name="T38">break</text:span><text:span text:style-name="T36">;</text:span></text:h>
      <text:h text:style-name="P26" text:outline-level="1"/>
      <text:h text:style-name="P28" text:outline-level="1"><text:span text:style-name="T35"><text:s text:c="12"/></text:span><text:span text:style-name="T38">case</text:span><text:span text:style-name="T35"> </text:span><text:span text:style-name="T42">"employee"</text:span><text:span text:style-name="T36">:</text:span></text:h>
      <text:h text:style-name="P28" text:outline-level="1"><text:span text:style-name="T35"><text:s text:c="16"/>salary </text:span><text:span text:style-name="T36">=</text:span><text:span text:style-name="T35"> <text:s/></text:span><text:span text:style-name="T38">this</text:span><text:span text:style-name="T36">.</text:span><text:span text:style-name="T41">workedHours</text:span><text:span text:style-name="T35"> </text:span><text:span text:style-name="T36">*</text:span><text:span text:style-name="T35"> SALARY_EMPLOYEE</text:span><text:span text:style-name="T36">;</text:span></text:h>
      <text:h text:style-name="P28" text:outline-level="1"><text:span text:style-name="T35"><text:s text:c="16"/></text:span><text:span text:style-name="T38">break</text:span><text:span text:style-name="T36">;</text:span></text:h>
      <text:h text:style-name="P28" text:outline-level="1"><text:span text:style-name="T35"><text:s text:c="8"/></text:span><text:span text:style-name="T36">}</text:span></text:h>
      <text:h text:style-name="P26" text:outline-level="1"/>
      <text:h text:style-name="P26" text:outline-level="1"/>
      <text:h text:style-name="P28" text:outline-level="1"><text:span text:style-name="T35"><text:s text:c="8"/></text:span><text:span text:style-name="T38">return</text:span><text:span text:style-name="T35"> salary</text:span><text:span text:style-name="T36">;</text:span></text:h>
      <text:h text:style-name="P28" text:outline-level="1"><text:span text:style-name="T35"><text:s text:c="4"/></text:span><text:span text:style-name="T36">}</text:span></text:h>
      <text:h text:style-name="P26" text:outline-level="1"/>
      <text:h text:style-name="P28" text:outline-level="1"><text:span text:style-name="T35"><text:s text:c="4"/></text:span><text:span text:style-name="T38">private</text:span><text:span text:style-name="T35"> </text:span><text:span text:style-name="T39">float</text:span><text:span text:style-name="T35"> </text:span><text:span text:style-name="T40">bossSalaryCalculate</text:span><text:span text:style-name="T36">()</text:span><text:span text:style-name="T35"> </text:span><text:span text:style-name="T36">{</text:span></text:h>
      <text:h text:style-name="P28" text:outline-level="1"><text:span text:style-name="T35"><text:s text:c="8"/></text:span><text:span text:style-name="T38">if</text:span><text:span text:style-name="T36">(</text:span><text:span text:style-name="T38">this</text:span><text:span text:style-name="T36">.</text:span><text:span text:style-name="T41">occupation</text:span><text:span text:style-name="T36">.</text:span><text:span text:style-name="T41">toLowerCase</text:span><text:span text:style-name="T36">().</text:span><text:span text:style-name="T41">equals</text:span><text:span text:style-name="T36">(</text:span><text:span text:style-name="T42">"boss"</text:span><text:span text:style-name="T36">))</text:span></text:h>
      <text:h text:style-name="P28" text:outline-level="1"><text:span text:style-name="T35"><text:s text:c="12"/></text:span><text:span text:style-name="T38">return</text:span><text:span text:style-name="T35"> </text:span><text:span text:style-name="T38">this</text:span><text:span text:style-name="T36">.</text:span><text:span text:style-name="T41">workedHours</text:span><text:span text:style-name="T35"> </text:span><text:span text:style-name="T36">*</text:span><text:span text:style-name="T35"> SALARY_BOSS</text:span><text:span text:style-name="T36">;</text:span></text:h>
      <text:h text:style-name="P28" text:outline-level="1"><text:span text:style-name="T35"><text:s text:c="8"/></text:span><text:span text:style-name="T38">else</text:span></text:h>
      <text:h text:style-name="P28" text:outline-level="1"><text:span text:style-name="T35"><text:s text:c="12"/></text:span><text:span text:style-name="T38">return</text:span><text:span text:style-name="T35"> </text:span><text:span text:style-name="T36">0;</text:span></text:h>
      <text:h text:style-name="P28" text:outline-level="1"><text:span text:style-name="T35"><text:s text:c="4"/></text:span><text:span text:style-name="T36">}</text:span></text:h>
      <text:h text:style-name="P26" text:outline-level="1"/>
      <text:h text:style-name="P28" text:outline-level="1"><text:soft-page-break/><text:span text:style-name="T35"><text:s text:c="4"/></text:span><text:span text:style-name="T38">public</text:span><text:span text:style-name="T35"> </text:span><text:span text:style-name="T39">boolean</text:span><text:span text:style-name="T35"> </text:span><text:span text:style-name="T40">addWorkHours</text:span><text:span text:style-name="T36">(</text:span><text:span text:style-name="T39">float</text:span><text:span text:style-name="T35"> hours</text:span><text:span text:style-name="T36">)</text:span><text:span text:style-name="T35"> </text:span><text:span text:style-name="T36">{</text:span></text:h>
      <text:h text:style-name="P28" text:outline-level="1"><text:span text:style-name="T35"><text:s text:c="8"/></text:span><text:span text:style-name="T38">if</text:span><text:span text:style-name="T35"> </text:span><text:span text:style-name="T36">(</text:span><text:span text:style-name="T35">hours </text:span><text:span text:style-name="T36">&gt;=</text:span><text:span text:style-name="T35"> </text:span><text:span text:style-name="T36">24)</text:span></text:h>
      <text:h text:style-name="P28" text:outline-level="1"><text:span text:style-name="T35"><text:s text:c="12"/></text:span><text:span text:style-name="T38">return</text:span><text:span text:style-name="T35"> </text:span><text:span text:style-name="T38">false</text:span><text:span text:style-name="T36">;</text:span></text:h>
      <text:h text:style-name="P26" text:outline-level="1"/>
      <text:h text:style-name="P28" text:outline-level="1"><text:span text:style-name="T35"><text:s text:c="8"/></text:span><text:span text:style-name="T38">if</text:span><text:span text:style-name="T36">(</text:span><text:span text:style-name="T38">this</text:span><text:span text:style-name="T36">.</text:span><text:span text:style-name="T41">occupation</text:span><text:span text:style-name="T36">.</text:span><text:span text:style-name="T41">toLowerCase</text:span><text:span text:style-name="T36">().</text:span><text:span text:style-name="T41">equals</text:span><text:span text:style-name="T36">(</text:span><text:span text:style-name="T42">"employee"</text:span><text:span text:style-name="T36">)</text:span></text:h>
      <text:h text:style-name="P28" text:outline-level="1"><text:span text:style-name="T35"><text:s text:c="12"/></text:span><text:span text:style-name="T36">||</text:span><text:span text:style-name="T35"> </text:span><text:span text:style-name="T38">this</text:span><text:span text:style-name="T36">.</text:span><text:span text:style-name="T41">occupation</text:span><text:span text:style-name="T36">.</text:span><text:span text:style-name="T41">toLowerCase</text:span><text:span text:style-name="T36">().</text:span><text:span text:style-name="T41">equals</text:span><text:span text:style-name="T36">(</text:span><text:span text:style-name="T42">"boss"</text:span><text:span text:style-name="T36">)</text:span></text:h>
      <text:h text:style-name="P28" text:outline-level="1"><text:span text:style-name="T35"><text:s text:c="12"/></text:span><text:span text:style-name="T36">||</text:span><text:span text:style-name="T35"> </text:span><text:span text:style-name="T38">this</text:span><text:span text:style-name="T36">.</text:span><text:span text:style-name="T41">occupation</text:span><text:span text:style-name="T36">.</text:span><text:span text:style-name="T41">toLowerCase</text:span><text:span text:style-name="T36">().</text:span><text:span text:style-name="T41">equals</text:span><text:span text:style-name="T36">(</text:span><text:span text:style-name="T42">"manager"</text:span><text:span text:style-name="T36">))</text:span><text:span text:style-name="T35"> </text:span><text:span text:style-name="T36">{</text:span></text:h>
      <text:h text:style-name="P26" text:outline-level="1"/>
      <text:h text:style-name="P28" text:outline-level="1"><text:span text:style-name="T35"><text:s text:c="12"/></text:span><text:span text:style-name="T38">this</text:span><text:span text:style-name="T36">.</text:span><text:span text:style-name="T41">workedHours</text:span><text:span text:style-name="T35"> </text:span><text:span text:style-name="T36">+=</text:span><text:span text:style-name="T35"> hours</text:span><text:span text:style-name="T36">;</text:span></text:h>
      <text:h text:style-name="P26" text:outline-level="1"/>
      <text:h text:style-name="P28" text:outline-level="1"><text:span text:style-name="T35"><text:s text:c="12"/></text:span><text:span text:style-name="T38">return</text:span><text:span text:style-name="T35"> </text:span><text:span text:style-name="T38">true</text:span><text:span text:style-name="T36">;</text:span></text:h>
      <text:h text:style-name="P28" text:outline-level="1"><text:span text:style-name="T35"><text:s text:c="8"/></text:span><text:span text:style-name="T36">}</text:span><text:span text:style-name="T35"> </text:span><text:span text:style-name="T38">else</text:span></text:h>
      <text:h text:style-name="P28" text:outline-level="1"><text:span text:style-name="T35"><text:s text:c="12"/></text:span><text:span text:style-name="T38">return</text:span><text:span text:style-name="T35"> </text:span><text:span text:style-name="T38">false</text:span><text:span text:style-name="T36">;</text:span></text:h>
      <text:h text:style-name="P26" text:outline-level="1"/>
      <text:h text:style-name="P26" text:outline-level="1"/>
      <text:h text:style-name="P28" text:outline-level="1"><text:span text:style-name="T35"><text:s text:c="4"/></text:span><text:span text:style-name="T36">}</text:span></text:h>
      <text:h text:style-name="P26" text:outline-level="1"/>
      <text:h text:style-name="P28" text:outline-level="1"><text:span text:style-name="T35"><text:s text:c="4"/></text:span><text:span text:style-name="T38">public</text:span><text:span text:style-name="T35"> </text:span><text:span text:style-name="T39">float</text:span><text:span text:style-name="T35"> </text:span><text:span text:style-name="T40">getWorkedHours</text:span><text:span text:style-name="T36">()</text:span><text:span text:style-name="T35"> </text:span><text:span text:style-name="T36">{</text:span></text:h>
      <text:h text:style-name="P28" text:outline-level="1"><text:span text:style-name="T35"><text:s text:c="8"/></text:span><text:span text:style-name="T38">return</text:span><text:span text:style-name="T35"> workedHours</text:span><text:span text:style-name="T36">;</text:span></text:h>
      <text:h text:style-name="P28" text:outline-level="1"><text:span text:style-name="T35"><text:s text:c="4"/></text:span><text:span text:style-name="T36">}</text:span></text:h>
      <text:h text:style-name="P28" text:outline-level="1"><text:span text:style-name="T35"><text:s text:c="4"/></text:span><text:span text:style-name="T38">public</text:span><text:span text:style-name="T35"> </text:span><text:span text:style-name="T39">int</text:span><text:span text:style-name="T35"> </text:span><text:span text:style-name="T40">getId</text:span><text:span text:style-name="T36">()</text:span><text:span text:style-name="T35"> </text:span><text:span text:style-name="T36">{</text:span></text:h>
      <text:h text:style-name="P28" text:outline-level="1"><text:soft-page-break/><text:span text:style-name="T35"><text:s text:c="8"/></text:span><text:span text:style-name="T38">return</text:span><text:span text:style-name="T35"> id</text:span><text:span text:style-name="T36">;</text:span></text:h>
      <text:h text:style-name="P28" text:outline-level="1"><text:span text:style-name="T35"><text:s text:c="4"/></text:span><text:span text:style-name="T36">}</text:span></text:h>
      <text:h text:style-name="P28" text:outline-level="1"><text:span text:style-name="T35"><text:s text:c="4"/></text:span><text:span text:style-name="T38">public</text:span><text:span text:style-name="T35"> </text:span><text:span text:style-name="T39">void</text:span><text:span text:style-name="T35"> </text:span><text:span text:style-name="T40">setId</text:span><text:span text:style-name="T36">(</text:span><text:span text:style-name="T39">int</text:span><text:span text:style-name="T35"> id</text:span><text:span text:style-name="T36">)</text:span><text:span text:style-name="T35"> </text:span><text:span text:style-name="T36">{</text:span></text:h>
      <text:h text:style-name="P28" text:outline-level="1"><text:span text:style-name="T35"><text:s text:c="8"/></text:span><text:span text:style-name="T38">this</text:span><text:span text:style-name="T36">.</text:span><text:span text:style-name="T41">id</text:span><text:span text:style-name="T35"> </text:span><text:span text:style-name="T36">=</text:span><text:span text:style-name="T35"> id</text:span><text:span text:style-name="T36">;</text:span></text:h>
      <text:h text:style-name="P28" text:outline-level="1"><text:span text:style-name="T35"><text:s text:c="4"/></text:span><text:span text:style-name="T36">}</text:span></text:h>
      <text:h text:style-name="P28" text:outline-level="1"><text:span text:style-name="T35"><text:s text:c="4"/></text:span><text:span text:style-name="T38">public</text:span><text:span text:style-name="T35"> String </text:span><text:span text:style-name="T40">getName</text:span><text:span text:style-name="T36">()</text:span><text:span text:style-name="T35"> </text:span><text:span text:style-name="T36">{</text:span></text:h>
      <text:h text:style-name="P28" text:outline-level="1"><text:span text:style-name="T35"><text:s text:c="8"/></text:span><text:span text:style-name="T38">return</text:span><text:span text:style-name="T35"> name</text:span><text:span text:style-name="T36">;</text:span></text:h>
      <text:h text:style-name="P28" text:outline-level="1"><text:span text:style-name="T35"><text:s text:c="4"/></text:span><text:span text:style-name="T36">}</text:span></text:h>
      <text:h text:style-name="P28" text:outline-level="1"><text:span text:style-name="T35"><text:s text:c="4"/></text:span><text:span text:style-name="T38">public</text:span><text:span text:style-name="T35"> </text:span><text:span text:style-name="T39">void</text:span><text:span text:style-name="T35"> </text:span><text:span text:style-name="T40">setName</text:span><text:span text:style-name="T36">(</text:span><text:span text:style-name="T35">String name</text:span><text:span text:style-name="T36">)</text:span><text:span text:style-name="T35"> </text:span><text:span text:style-name="T36">{</text:span></text:h>
      <text:h text:style-name="P28" text:outline-level="1"><text:span text:style-name="T35"><text:s text:c="8"/></text:span><text:span text:style-name="T38">this</text:span><text:span text:style-name="T36">.</text:span><text:span text:style-name="T41">name</text:span><text:span text:style-name="T35"> </text:span><text:span text:style-name="T36">=</text:span><text:span text:style-name="T35"> name</text:span><text:span text:style-name="T36">;</text:span></text:h>
      <text:h text:style-name="P28" text:outline-level="1"><text:span text:style-name="T35"><text:s text:c="4"/></text:span><text:span text:style-name="T36">}</text:span></text:h>
      <text:h text:style-name="P28" text:outline-level="1"><text:span text:style-name="T35"><text:s text:c="4"/></text:span><text:span text:style-name="T38">public</text:span><text:span text:style-name="T35"> String </text:span><text:span text:style-name="T40">getOccupation</text:span><text:span text:style-name="T36">()</text:span><text:span text:style-name="T35"> </text:span><text:span text:style-name="T36">{</text:span></text:h>
      <text:h text:style-name="P28" text:outline-level="1"><text:span text:style-name="T35"><text:s text:c="8"/></text:span><text:span text:style-name="T38">return</text:span><text:span text:style-name="T35"> occupation</text:span><text:span text:style-name="T36">;</text:span></text:h>
      <text:h text:style-name="P28" text:outline-level="1"><text:span text:style-name="T35"><text:s text:c="4"/></text:span><text:span text:style-name="T36">}</text:span></text:h>
      <text:h text:style-name="P28" text:outline-level="1"><text:span text:style-name="T35"><text:s text:c="4"/></text:span><text:span text:style-name="T38">public</text:span><text:span text:style-name="T35"> </text:span><text:span text:style-name="T39">void</text:span><text:span text:style-name="T35"> </text:span><text:span text:style-name="T40">setOccupation</text:span><text:span text:style-name="T36">(</text:span><text:span text:style-name="T35">String occupation</text:span><text:span text:style-name="T36">)</text:span><text:span text:style-name="T35"> </text:span><text:span text:style-name="T36">{</text:span></text:h>
      <text:h text:style-name="P28" text:outline-level="1"><text:span text:style-name="T35"><text:s text:c="8"/></text:span><text:span text:style-name="T38">this</text:span><text:span text:style-name="T36">.</text:span><text:span text:style-name="T41">occupation</text:span><text:span text:style-name="T35"> </text:span><text:span text:style-name="T36">=</text:span><text:span text:style-name="T35"> occupation</text:span><text:span text:style-name="T36">;</text:span></text:h>
      <text:h text:style-name="P28" text:outline-level="1"><text:span text:style-name="T35"><text:s text:c="4"/></text:span><text:span text:style-name="T36">}</text:span></text:h>
      <text:h text:style-name="P28" text:outline-level="1"><text:span text:style-name="T35"><text:s text:c="4"/></text:span><text:span text:style-name="T38">public</text:span><text:span text:style-name="T35"> </text:span><text:span text:style-name="T39">void</text:span><text:span text:style-name="T35"> </text:span><text:span text:style-name="T40">setWorkedHours</text:span><text:span text:style-name="T36">(</text:span><text:span text:style-name="T39">float</text:span><text:span text:style-name="T35"> workedHours</text:span><text:span text:style-name="T36">)</text:span><text:span text:style-name="T35"> </text:span><text:span text:style-name="T36">{</text:span></text:h>
      <text:h text:style-name="P28" text:outline-level="1"><text:span text:style-name="T35"><text:s text:c="8"/></text:span><text:span text:style-name="T38">this</text:span><text:span text:style-name="T36">.</text:span><text:span text:style-name="T41">workedHours</text:span><text:span text:style-name="T35"> </text:span><text:span text:style-name="T36">=</text:span><text:span text:style-name="T35"> workedHours</text:span><text:span text:style-name="T36">;</text:span></text:h>
      <text:h text:style-name="P28" text:outline-level="1"><text:span text:style-name="T35"><text:s text:c="4"/></text:span><text:span text:style-name="T36">}</text:span></text:h>
      <text:h text:style-name="P26" text:outline-level="1"/>
      <text:h text:style-name="P28" text:outline-level="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tyle:font-face style:name="DejaVu Sans Mono" svg:font-family="'DejaVu Sans Mono'"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default-outline-level="1" style:list-style-name="" style:class="text">
      <style:text-properties style:font-name="Times New Roman" fo:font-family="'Times New Roman'" style:font-family-generic="swiss" style:font-pitch="variable"/>
    </style:style>
    <style:style style:name="Heading_20_2" style:display-name="Heading 2" style:family="paragraph" style:parent-style-name="Heading" style:default-outline-level="2" style:list-style-name="" style:class="text">
      <style:text-properties style:font-name="Times New Roman" fo:font-family="'Times New Roman'"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onaco" style:font-family-asian="Monac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2:57:13.348185680</meta:creation-date>
    <dc:date>2019-03-21T16:26:51.530370997</dc:date>
    <meta:editing-duration>PT2H37M1S</meta:editing-duration>
    <meta:editing-cycles>40</meta:editing-cycles>
    <meta:generator>LibreOffice/6.0.7.3$Linux_X86_64 LibreOffice_project/00m0$Build-3</meta:generator>
    <meta:document-statistic meta:table-count="0" meta:image-count="0" meta:object-count="0" meta:page-count="11" meta:paragraph-count="209" meta:word-count="836" meta:character-count="7795" meta:non-whitespace-character-count="5835"/>
  </office:meta>
</office:document-meta>
</file>